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4" table:default-cell-style-name="Default"/>
        <table:table-row table:style-name="ro1">
          <table:table-cell table:number-columns-repeated="4"/>
          <table:table-cell office:value-type="float" office:value="238.675465810359" calcext:value-type="float">
            <text:p>238.6754658104</text:p>
          </table:table-cell>
          <table:table-cell office:value-type="float" office:value="241.616077603709" calcext:value-type="float">
            <text:p>241.6160776037</text:p>
          </table:table-cell>
          <table:table-cell/>
          <table:table-cell office:value-type="float" office:value="231.640124954481" calcext:value-type="float">
            <text:p>231.6401249545</text:p>
          </table:table-cell>
          <table:table-cell office:value-type="float" office:value="241.685024146609" calcext:value-type="float">
            <text:p>241.6850241466</text:p>
          </table:table-cell>
          <table:table-cell/>
          <table:table-cell office:value-type="float" office:value="240.462393514961" calcext:value-type="float">
            <text:p>240.462393515</text:p>
          </table:table-cell>
          <table:table-cell office:value-type="float" office:value="234.560002331521" calcext:value-type="float">
            <text:p>234.5600023315</text:p>
          </table:table-cell>
          <table:table-cell/>
          <table:table-cell office:value-type="float" office:value="228.150547017175" calcext:value-type="float">
            <text:p>228.1505470172</text:p>
          </table:table-cell>
          <table:table-cell office:value-type="float" office:value="234.680658781597" calcext:value-type="float">
            <text:p>234.6806587816</text:p>
          </table:table-cell>
          <table:table-cell/>
          <table:table-cell office:value-type="float" office:value="228.115431403884" calcext:value-type="float">
            <text:p>228.1154314039</text:p>
          </table:table-cell>
          <table:table-cell office:value-type="float" office:value="243.479207077175" calcext:value-type="float">
            <text:p>243.4792070772</text:p>
          </table:table-cell>
          <table:table-cell/>
          <table:table-cell office:value-type="float" office:value="231.633101831823" calcext:value-type="float">
            <text:p>231.6331018318</text:p>
          </table:table-cell>
          <table:table-cell office:value-type="float" office:value="243.444733805725" calcext:value-type="float">
            <text:p>243.4447338057</text:p>
          </table:table-cell>
          <table:table-cell office:value-type="float" office:value="1" calcext:value-type="float">
            <text:p>1</text:p>
          </table:table-cell>
          <table:table-cell office:value-type="float" office:value="229.881289740512" calcext:value-type="float">
            <text:p>229.8812897405</text:p>
          </table:table-cell>
          <table:table-cell office:value-type="float" office:value="241.702260782335" calcext:value-type="float">
            <text:p>241.7022607823</text:p>
          </table:table-cell>
          <table:table-cell office:value-type="float" office:value="1" calcext:value-type="float">
            <text:p>1</text:p>
          </table:table-cell>
          <table:table-cell office:value-type="float" office:value="229.88831286317" calcext:value-type="float">
            <text:p>229.8883128632</text:p>
          </table:table-cell>
          <table:table-cell office:value-type="float" office:value="239.942551123219" calcext:value-type="float">
            <text:p>239.9425511232</text:p>
          </table:table-cell>
          <table:table-cell office:value-type="float" office:value="1" calcext:value-type="float">
            <text:p>1</text:p>
          </table:table-cell>
          <table:table-cell office:value-type="float" office:value="235.15779538242" calcext:value-type="float">
            <text:p>235.1577953824</text:p>
          </table:table-cell>
          <table:table-cell office:value-type="float" office:value="241.650550875159" calcext:value-type="float">
            <text:p>241.6505508752</text:p>
          </table:table-cell>
          <table:table-cell office:value-type="float" office:value="1" calcext:value-type="float">
            <text:p>1</text:p>
          </table:table-cell>
          <table:table-cell office:value-type="float" office:value="231.640124954481" calcext:value-type="float">
            <text:p>231.6401249545</text:p>
          </table:table-cell>
          <table:table-cell office:value-type="float" office:value="241.685024146609" calcext:value-type="float">
            <text:p>241.68502414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19.081694383098" calcext:value-type="float">
            <text:p>119.0816943831</text:p>
          </table:table-cell>
          <table:table-cell office:value-type="float" office:value="241.028459173902" calcext:value-type="float">
            <text:p>241.0284591739</text:p>
          </table:table-cell>
          <table:table-cell/>
          <table:table-cell office:value-type="float" office:value="119.074671260439" calcext:value-type="float">
            <text:p>119.0746712604</text:p>
          </table:table-cell>
          <table:table-cell office:value-type="float" office:value="242.788168833018" calcext:value-type="float">
            <text:p>242.788168833</text:p>
          </table:table-cell>
          <table:table-cell/>
          <table:table-cell office:value-type="float" office:value="119.081694383098" calcext:value-type="float">
            <text:p>119.0816943831</text:p>
          </table:table-cell>
          <table:table-cell office:value-type="float" office:value="241.028459173902" calcext:value-type="float">
            <text:p>241.0284591739</text:p>
          </table:table-cell>
          <table:table-cell/>
          <table:table-cell office:value-type="float" office:value="117.322859169128" calcext:value-type="float">
            <text:p>117.3228591691</text:p>
          </table:table-cell>
          <table:table-cell office:value-type="float" office:value="241.045695809628" calcext:value-type="float">
            <text:p>241.0456958096</text:p>
          </table:table-cell>
          <table:table-cell/>
          <table:table-cell office:value-type="float" office:value="119.081694383098" calcext:value-type="float">
            <text:p>119.0816943831</text:p>
          </table:table-cell>
          <table:table-cell office:value-type="float" office:value="241.028459173902" calcext:value-type="float">
            <text:p>241.0284591739</text:p>
          </table:table-cell>
          <table:table-cell/>
          <table:table-cell office:value-type="float" office:value="119.081694383098" calcext:value-type="float">
            <text:p>119.0816943831</text:p>
          </table:table-cell>
          <table:table-cell office:value-type="float" office:value="241.028459173902" calcext:value-type="float">
            <text:p>241.0284591739</text:p>
          </table:table-cell>
          <table:table-cell office:value-type="float" office:value="1" calcext:value-type="float">
            <text:p>1</text:p>
          </table:table-cell>
          <table:table-cell office:value-type="float" office:value="119.081694383098" calcext:value-type="float">
            <text:p>119.0816943831</text:p>
          </table:table-cell>
          <table:table-cell office:value-type="float" office:value="241.028459173902" calcext:value-type="float">
            <text:p>241.0284591739</text:p>
          </table:table-cell>
          <table:table-cell office:value-type="float" office:value="1" calcext:value-type="float">
            <text:p>1</text:p>
          </table:table-cell>
          <table:table-cell office:value-type="float" office:value="119.081694383098" calcext:value-type="float">
            <text:p>119.0816943831</text:p>
          </table:table-cell>
          <table:table-cell office:value-type="float" office:value="241.028459173902" calcext:value-type="float">
            <text:p>241.0284591739</text:p>
          </table:table-cell>
          <table:table-cell office:value-type="float" office:value="1" calcext:value-type="float">
            <text:p>1</text:p>
          </table:table-cell>
          <table:table-cell office:value-type="float" office:value="119.081694383098" calcext:value-type="float">
            <text:p>119.0816943831</text:p>
          </table:table-cell>
          <table:table-cell office:value-type="float" office:value="241.028459173902" calcext:value-type="float">
            <text:p>241.0284591739</text:p>
          </table:table-cell>
          <table:table-cell office:value-type="float" office:value="1" calcext:value-type="float">
            <text:p>1</text:p>
          </table:table-cell>
          <table:table-cell office:value-type="float" office:value="119.081694383098" calcext:value-type="float">
            <text:p>119.0816943831</text:p>
          </table:table-cell>
          <table:table-cell office:value-type="float" office:value="241.028459173902" calcext:value-type="float">
            <text:p>241.02845917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-93.7303433845426" calcext:value-type="float">
            <text:p>-93.7303433845</text:p>
          </table:table-cell>
          <table:table-cell office:value-type="float" office:value="241.354382437528" calcext:value-type="float">
            <text:p>241.3543824375</text:p>
          </table:table-cell>
          <table:table-cell/>
          <table:table-cell office:value-type="float" office:value="-95.489178598512" calcext:value-type="float">
            <text:p>-95.4891785985</text:p>
          </table:table-cell>
          <table:table-cell office:value-type="float" office:value="241.371619073253" calcext:value-type="float">
            <text:p>241.3716190733</text:p>
          </table:table-cell>
          <table:table-cell/>
          <table:table-cell office:value-type="float" office:value="-93.7303433845426" calcext:value-type="float">
            <text:p>-93.7303433845</text:p>
          </table:table-cell>
          <table:table-cell office:value-type="float" office:value="241.354382437528" calcext:value-type="float">
            <text:p>241.3543824375</text:p>
          </table:table-cell>
          <table:table-cell/>
          <table:table-cell office:value-type="float" office:value="-93.7303433845426" calcext:value-type="float">
            <text:p>-93.7303433845</text:p>
          </table:table-cell>
          <table:table-cell office:value-type="float" office:value="241.354382437528" calcext:value-type="float">
            <text:p>241.3543824375</text:p>
          </table:table-cell>
          <table:table-cell/>
          <table:table-cell office:value-type="float" office:value="-95.489178598512" calcext:value-type="float">
            <text:p>-95.4891785985</text:p>
          </table:table-cell>
          <table:table-cell office:value-type="float" office:value="241.371619073253" calcext:value-type="float">
            <text:p>241.3716190733</text:p>
          </table:table-cell>
          <table:table-cell/>
          <table:table-cell office:value-type="float" office:value="-95.489178598512" calcext:value-type="float">
            <text:p>-95.4891785985</text:p>
          </table:table-cell>
          <table:table-cell office:value-type="float" office:value="241.371619073253" calcext:value-type="float">
            <text:p>241.3716190733</text:p>
          </table:table-cell>
          <table:table-cell office:value-type="float" office:value="1" calcext:value-type="float">
            <text:p>1</text:p>
          </table:table-cell>
          <table:table-cell office:value-type="float" office:value="-95.489178598512" calcext:value-type="float">
            <text:p>-95.4891785985</text:p>
          </table:table-cell>
          <table:table-cell office:value-type="float" office:value="241.371619073253" calcext:value-type="float">
            <text:p>241.3716190733</text:p>
          </table:table-cell>
          <table:table-cell office:value-type="float" office:value="1" calcext:value-type="float">
            <text:p>1</text:p>
          </table:table-cell>
          <table:table-cell office:value-type="float" office:value="-95.489178598512" calcext:value-type="float">
            <text:p>-95.4891785985</text:p>
          </table:table-cell>
          <table:table-cell office:value-type="float" office:value="241.371619073253" calcext:value-type="float">
            <text:p>241.3716190733</text:p>
          </table:table-cell>
          <table:table-cell office:value-type="float" office:value="1" calcext:value-type="float">
            <text:p>1</text:p>
          </table:table-cell>
          <table:table-cell office:value-type="float" office:value="-95.489178598512" calcext:value-type="float">
            <text:p>-95.4891785985</text:p>
          </table:table-cell>
          <table:table-cell office:value-type="float" office:value="241.371619073253" calcext:value-type="float">
            <text:p>241.3716190733</text:p>
          </table:table-cell>
          <table:table-cell office:value-type="float" office:value="1" calcext:value-type="float">
            <text:p>1</text:p>
          </table:table-cell>
          <table:table-cell office:value-type="float" office:value="-95.489178598512" calcext:value-type="float">
            <text:p>-95.4891785985</text:p>
          </table:table-cell>
          <table:table-cell office:value-type="float" office:value="241.371619073253" calcext:value-type="float">
            <text:p>241.3716190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-243.224313449284" calcext:value-type="float">
            <text:p>-243.2243134493</text:p>
          </table:table-cell>
          <table:table-cell office:value-type="float" office:value="241.059786815049" calcext:value-type="float">
            <text:p>241.059786815</text:p>
          </table:table-cell>
          <table:table-cell/>
          <table:table-cell office:value-type="float" office:value="-241.465478235314" calcext:value-type="float">
            <text:p>-241.4654782353</text:p>
          </table:table-cell>
          <table:table-cell office:value-type="float" office:value="241.042550179324" calcext:value-type="float">
            <text:p>241.0425501793</text:p>
          </table:table-cell>
          <table:table-cell/>
          <table:table-cell office:value-type="float" office:value="-241.465478235314" calcext:value-type="float">
            <text:p>-241.4654782353</text:p>
          </table:table-cell>
          <table:table-cell office:value-type="float" office:value="241.042550179324" calcext:value-type="float">
            <text:p>241.0425501793</text:p>
          </table:table-cell>
          <table:table-cell/>
          <table:table-cell office:value-type="float" office:value="-241.465478235314" calcext:value-type="float">
            <text:p>-241.4654782353</text:p>
          </table:table-cell>
          <table:table-cell office:value-type="float" office:value="241.042550179324" calcext:value-type="float">
            <text:p>241.0425501793</text:p>
          </table:table-cell>
          <table:table-cell/>
          <table:table-cell office:value-type="float" office:value="-241.465478235314" calcext:value-type="float">
            <text:p>-241.4654782353</text:p>
          </table:table-cell>
          <table:table-cell office:value-type="float" office:value="241.042550179324" calcext:value-type="float">
            <text:p>241.0425501793</text:p>
          </table:table-cell>
          <table:table-cell/>
          <table:table-cell office:value-type="float" office:value="-241.465478235314" calcext:value-type="float">
            <text:p>-241.4654782353</text:p>
          </table:table-cell>
          <table:table-cell office:value-type="float" office:value="241.042550179324" calcext:value-type="float">
            <text:p>241.0425501793</text:p>
          </table:table-cell>
          <table:table-cell office:value-type="float" office:value="1" calcext:value-type="float">
            <text:p>1</text:p>
          </table:table-cell>
          <table:table-cell office:value-type="float" office:value="-241.465478235314" calcext:value-type="float">
            <text:p>-241.4654782353</text:p>
          </table:table-cell>
          <table:table-cell office:value-type="float" office:value="241.042550179324" calcext:value-type="float">
            <text:p>241.0425501793</text:p>
          </table:table-cell>
          <table:table-cell office:value-type="float" office:value="1" calcext:value-type="float">
            <text:p>1</text:p>
          </table:table-cell>
          <table:table-cell office:value-type="float" office:value="-241.465478235314" calcext:value-type="float">
            <text:p>-241.4654782353</text:p>
          </table:table-cell>
          <table:table-cell office:value-type="float" office:value="241.042550179324" calcext:value-type="float">
            <text:p>241.0425501793</text:p>
          </table:table-cell>
          <table:table-cell office:value-type="float" office:value="1" calcext:value-type="float">
            <text:p>1</text:p>
          </table:table-cell>
          <table:table-cell office:value-type="float" office:value="-241.465478235314" calcext:value-type="float">
            <text:p>-241.4654782353</text:p>
          </table:table-cell>
          <table:table-cell office:value-type="float" office:value="241.042550179324" calcext:value-type="float">
            <text:p>241.0425501793</text:p>
          </table:table-cell>
          <table:table-cell office:value-type="float" office:value="1" calcext:value-type="float">
            <text:p>1</text:p>
          </table:table-cell>
          <table:table-cell office:value-type="float" office:value="-241.465478235314" calcext:value-type="float">
            <text:p>-241.4654782353</text:p>
          </table:table-cell>
          <table:table-cell office:value-type="float" office:value="241.042550179324" calcext:value-type="float">
            <text:p>241.04255017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44.548936878214" calcext:value-type="float">
            <text:p>244.5489368782</text:p>
          </table:table-cell>
          <table:table-cell office:value-type="float" office:value="91.9890466716921" calcext:value-type="float">
            <text:p>91.9890466717</text:p>
          </table:table-cell>
          <table:table-cell/>
          <table:table-cell office:value-type="float" office:value="244.56298312353" calcext:value-type="float">
            <text:p>244.5629831235</text:p>
          </table:table-cell>
          <table:table-cell office:value-type="float" office:value="88.4696273534605" calcext:value-type="float">
            <text:p>88.4696273535</text:p>
          </table:table-cell>
          <table:table-cell/>
          <table:table-cell office:value-type="float" office:value="242.804147909561" calcext:value-type="float">
            <text:p>242.8041479096</text:p>
          </table:table-cell>
          <table:table-cell office:value-type="float" office:value="88.4868639891857" calcext:value-type="float">
            <text:p>88.4868639892</text:p>
          </table:table-cell>
          <table:table-cell/>
          <table:table-cell office:value-type="float" office:value="119.678659809044" calcext:value-type="float">
            <text:p>119.678659809</text:p>
          </table:table-cell>
          <table:table-cell office:value-type="float" office:value="91.4531381490611" calcext:value-type="float">
            <text:p>91.4531381491</text:p>
          </table:table-cell>
          <table:table-cell/>
          <table:table-cell office:value-type="float" office:value="242.804147909561" calcext:value-type="float">
            <text:p>242.8041479096</text:p>
          </table:table-cell>
          <table:table-cell office:value-type="float" office:value="88.4868639891857" calcext:value-type="float">
            <text:p>88.4868639892</text:p>
          </table:table-cell>
          <table:table-cell/>
          <table:table-cell office:value-type="float" office:value="242.804147909561" calcext:value-type="float">
            <text:p>242.8041479096</text:p>
          </table:table-cell>
          <table:table-cell office:value-type="float" office:value="88.4868639891857" calcext:value-type="float">
            <text:p>88.4868639892</text:p>
          </table:table-cell>
          <table:table-cell office:value-type="float" office:value="1" calcext:value-type="float">
            <text:p>1</text:p>
          </table:table-cell>
          <table:table-cell office:value-type="float" office:value="242.804147909561" calcext:value-type="float">
            <text:p>242.8041479096</text:p>
          </table:table-cell>
          <table:table-cell office:value-type="float" office:value="88.4868639891857" calcext:value-type="float">
            <text:p>88.4868639892</text:p>
          </table:table-cell>
          <table:table-cell office:value-type="float" office:value="1" calcext:value-type="float">
            <text:p>1</text:p>
          </table:table-cell>
          <table:table-cell office:value-type="float" office:value="242.804147909561" calcext:value-type="float">
            <text:p>242.8041479096</text:p>
          </table:table-cell>
          <table:table-cell office:value-type="float" office:value="88.4868639891857" calcext:value-type="float">
            <text:p>88.4868639892</text:p>
          </table:table-cell>
          <table:table-cell office:value-type="float" office:value="1" calcext:value-type="float">
            <text:p>1</text:p>
          </table:table-cell>
          <table:table-cell office:value-type="float" office:value="244.548936878214" calcext:value-type="float">
            <text:p>244.5489368782</text:p>
          </table:table-cell>
          <table:table-cell office:value-type="float" office:value="91.9890466716921" calcext:value-type="float">
            <text:p>91.9890466717</text:p>
          </table:table-cell>
          <table:table-cell office:value-type="float" office:value="1" calcext:value-type="float">
            <text:p>1</text:p>
          </table:table-cell>
          <table:table-cell office:value-type="float" office:value="242.804147909561" calcext:value-type="float">
            <text:p>242.8041479096</text:p>
          </table:table-cell>
          <table:table-cell office:value-type="float" office:value="88.4868639891857" calcext:value-type="float">
            <text:p>88.4868639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19.678659809044" calcext:value-type="float">
            <text:p>119.678659809</text:p>
          </table:table-cell>
          <table:table-cell office:value-type="float" office:value="91.4531381490611" calcext:value-type="float">
            <text:p>91.4531381491</text:p>
          </table:table-cell>
          <table:table-cell/>
          <table:table-cell office:value-type="float" office:value="119.678659809044" calcext:value-type="float">
            <text:p>119.678659809</text:p>
          </table:table-cell>
          <table:table-cell office:value-type="float" office:value="91.4531381490611" calcext:value-type="float">
            <text:p>91.4531381491</text:p>
          </table:table-cell>
          <table:table-cell/>
          <table:table-cell office:value-type="float" office:value="119.678659809044" calcext:value-type="float">
            <text:p>119.678659809</text:p>
          </table:table-cell>
          <table:table-cell office:value-type="float" office:value="91.4531381490611" calcext:value-type="float">
            <text:p>91.4531381491</text:p>
          </table:table-cell>
          <table:table-cell/>
          <table:table-cell office:value-type="float" office:value="242.804147909561" calcext:value-type="float">
            <text:p>242.8041479096</text:p>
          </table:table-cell>
          <table:table-cell office:value-type="float" office:value="88.4868639891857" calcext:value-type="float">
            <text:p>88.4868639892</text:p>
          </table:table-cell>
          <table:table-cell/>
          <table:table-cell office:value-type="float" office:value="119.671636686386" calcext:value-type="float">
            <text:p>119.6716366864</text:p>
          </table:table-cell>
          <table:table-cell office:value-type="float" office:value="93.2128478081769" calcext:value-type="float">
            <text:p>93.2128478082</text:p>
          </table:table-cell>
          <table:table-cell/>
          <table:table-cell office:value-type="float" office:value="119.678659809044" calcext:value-type="float">
            <text:p>119.678659809</text:p>
          </table:table-cell>
          <table:table-cell office:value-type="float" office:value="91.4531381490611" calcext:value-type="float">
            <text:p>91.4531381491</text:p>
          </table:table-cell>
          <table:table-cell office:value-type="float" office:value="1" calcext:value-type="float">
            <text:p>1</text:p>
          </table:table-cell>
          <table:table-cell office:value-type="float" office:value="119.678659809044" calcext:value-type="float">
            <text:p>119.678659809</text:p>
          </table:table-cell>
          <table:table-cell office:value-type="float" office:value="91.4531381490611" calcext:value-type="float">
            <text:p>91.4531381491</text:p>
          </table:table-cell>
          <table:table-cell office:value-type="float" office:value="1" calcext:value-type="float">
            <text:p>1</text:p>
          </table:table-cell>
          <table:table-cell office:value-type="float" office:value="119.678659809044" calcext:value-type="float">
            <text:p>119.678659809</text:p>
          </table:table-cell>
          <table:table-cell office:value-type="float" office:value="91.4531381490611" calcext:value-type="float">
            <text:p>91.4531381491</text:p>
          </table:table-cell>
          <table:table-cell office:value-type="float" office:value="1" calcext:value-type="float">
            <text:p>1</text:p>
          </table:table-cell>
          <table:table-cell office:value-type="float" office:value="119.678659809044" calcext:value-type="float">
            <text:p>119.678659809</text:p>
          </table:table-cell>
          <table:table-cell office:value-type="float" office:value="91.4531381490611" calcext:value-type="float">
            <text:p>91.4531381491</text:p>
          </table:table-cell>
          <table:table-cell office:value-type="float" office:value="1" calcext:value-type="float">
            <text:p>1</text:p>
          </table:table-cell>
          <table:table-cell office:value-type="float" office:value="119.678659809044" calcext:value-type="float">
            <text:p>119.678659809</text:p>
          </table:table-cell>
          <table:table-cell office:value-type="float" office:value="91.4531381490611" calcext:value-type="float">
            <text:p>91.4531381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-93.1404010812543" calcext:value-type="float">
            <text:p>-93.1404010813</text:p>
          </table:table-cell>
          <table:table-cell office:value-type="float" office:value="93.5387710718027" calcext:value-type="float">
            <text:p>93.5387710718</text:p>
          </table:table-cell>
          <table:table-cell/>
          <table:table-cell office:value-type="float" office:value="-93.1404010812543" calcext:value-type="float">
            <text:p>-93.1404010813</text:p>
          </table:table-cell>
          <table:table-cell office:value-type="float" office:value="93.5387710718027" calcext:value-type="float">
            <text:p>93.5387710718</text:p>
          </table:table-cell>
          <table:table-cell/>
          <table:table-cell office:value-type="float" office:value="-93.1404010812543" calcext:value-type="float">
            <text:p>-93.1404010813</text:p>
          </table:table-cell>
          <table:table-cell office:value-type="float" office:value="93.5387710718027" calcext:value-type="float">
            <text:p>93.5387710718</text:p>
          </table:table-cell>
          <table:table-cell/>
          <table:table-cell office:value-type="float" office:value="-93.1404010812543" calcext:value-type="float">
            <text:p>-93.1404010813</text:p>
          </table:table-cell>
          <table:table-cell office:value-type="float" office:value="93.5387710718027" calcext:value-type="float">
            <text:p>93.5387710718</text:p>
          </table:table-cell>
          <table:table-cell/>
          <table:table-cell office:value-type="float" office:value="-93.1404010812543" calcext:value-type="float">
            <text:p>-93.1404010813</text:p>
          </table:table-cell>
          <table:table-cell office:value-type="float" office:value="93.5387710718027" calcext:value-type="float">
            <text:p>93.5387710718</text:p>
          </table:table-cell>
          <table:table-cell/>
          <table:table-cell office:value-type="float" office:value="-93.1404010812543" calcext:value-type="float">
            <text:p>-93.1404010813</text:p>
          </table:table-cell>
          <table:table-cell office:value-type="float" office:value="93.5387710718027" calcext:value-type="float">
            <text:p>93.5387710718</text:p>
          </table:table-cell>
          <table:table-cell office:value-type="float" office:value="1" calcext:value-type="float">
            <text:p>1</text:p>
          </table:table-cell>
          <table:table-cell office:value-type="float" office:value="-93.1404010812543" calcext:value-type="float">
            <text:p>-93.1404010813</text:p>
          </table:table-cell>
          <table:table-cell office:value-type="float" office:value="93.5387710718027" calcext:value-type="float">
            <text:p>93.5387710718</text:p>
          </table:table-cell>
          <table:table-cell office:value-type="float" office:value="1" calcext:value-type="float">
            <text:p>1</text:p>
          </table:table-cell>
          <table:table-cell office:value-type="float" office:value="-93.1404010812543" calcext:value-type="float">
            <text:p>-93.1404010813</text:p>
          </table:table-cell>
          <table:table-cell office:value-type="float" office:value="93.5387710718027" calcext:value-type="float">
            <text:p>93.5387710718</text:p>
          </table:table-cell>
          <table:table-cell office:value-type="float" office:value="1" calcext:value-type="float">
            <text:p>1</text:p>
          </table:table-cell>
          <table:table-cell office:value-type="float" office:value="-93.1404010812543" calcext:value-type="float">
            <text:p>-93.1404010813</text:p>
          </table:table-cell>
          <table:table-cell office:value-type="float" office:value="93.5387710718027" calcext:value-type="float">
            <text:p>93.5387710718</text:p>
          </table:table-cell>
          <table:table-cell office:value-type="float" office:value="1" calcext:value-type="float">
            <text:p>1</text:p>
          </table:table-cell>
          <table:table-cell office:value-type="float" office:value="-93.1404010812543" calcext:value-type="float">
            <text:p>-93.1404010813</text:p>
          </table:table-cell>
          <table:table-cell office:value-type="float" office:value="93.5387710718027" calcext:value-type="float">
            <text:p>93.5387710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-242.620324900679" calcext:value-type="float">
            <text:p>-242.6203249007</text:p>
          </table:table-cell>
          <table:table-cell office:value-type="float" office:value="89.724756131092" calcext:value-type="float">
            <text:p>89.7247561311</text:p>
          </table:table-cell>
          <table:table-cell/>
          <table:table-cell office:value-type="float" office:value="-240.86148968671" calcext:value-type="float">
            <text:p>-240.8614896867</text:p>
          </table:table-cell>
          <table:table-cell office:value-type="float" office:value="89.7075194953669" calcext:value-type="float">
            <text:p>89.7075194954</text:p>
          </table:table-cell>
          <table:table-cell/>
          <table:table-cell office:value-type="float" office:value="-242.620324900679" calcext:value-type="float">
            <text:p>-242.6203249007</text:p>
          </table:table-cell>
          <table:table-cell office:value-type="float" office:value="89.724756131092" calcext:value-type="float">
            <text:p>89.7247561311</text:p>
          </table:table-cell>
          <table:table-cell/>
          <table:table-cell office:value-type="float" office:value="-240.86148968671" calcext:value-type="float">
            <text:p>-240.8614896867</text:p>
          </table:table-cell>
          <table:table-cell office:value-type="float" office:value="89.7075194953669" calcext:value-type="float">
            <text:p>89.7075194954</text:p>
          </table:table-cell>
          <table:table-cell/>
          <table:table-cell office:value-type="float" office:value="-242.620324900679" calcext:value-type="float">
            <text:p>-242.6203249007</text:p>
          </table:table-cell>
          <table:table-cell office:value-type="float" office:value="89.724756131092" calcext:value-type="float">
            <text:p>89.7247561311</text:p>
          </table:table-cell>
          <table:table-cell/>
          <table:table-cell office:value-type="float" office:value="-240.86148968671" calcext:value-type="float">
            <text:p>-240.8614896867</text:p>
          </table:table-cell>
          <table:table-cell office:value-type="float" office:value="89.7075194953669" calcext:value-type="float">
            <text:p>89.7075194954</text:p>
          </table:table-cell>
          <table:table-cell office:value-type="float" office:value="1" calcext:value-type="float">
            <text:p>1</text:p>
          </table:table-cell>
          <table:table-cell office:value-type="float" office:value="-240.86148968671" calcext:value-type="float">
            <text:p>-240.8614896867</text:p>
          </table:table-cell>
          <table:table-cell office:value-type="float" office:value="89.7075194953669" calcext:value-type="float">
            <text:p>89.7075194954</text:p>
          </table:table-cell>
          <table:table-cell office:value-type="float" office:value="1" calcext:value-type="float">
            <text:p>1</text:p>
          </table:table-cell>
          <table:table-cell office:value-type="float" office:value="-240.86148968671" calcext:value-type="float">
            <text:p>-240.8614896867</text:p>
          </table:table-cell>
          <table:table-cell office:value-type="float" office:value="89.7075194953669" calcext:value-type="float">
            <text:p>89.7075194954</text:p>
          </table:table-cell>
          <table:table-cell office:value-type="float" office:value="1" calcext:value-type="float">
            <text:p>1</text:p>
          </table:table-cell>
          <table:table-cell office:value-type="float" office:value="-242.620324900679" calcext:value-type="float">
            <text:p>-242.6203249007</text:p>
          </table:table-cell>
          <table:table-cell office:value-type="float" office:value="89.724756131092" calcext:value-type="float">
            <text:p>89.7247561311</text:p>
          </table:table-cell>
          <table:table-cell office:value-type="float" office:value="1" calcext:value-type="float">
            <text:p>1</text:p>
          </table:table-cell>
          <table:table-cell office:value-type="float" office:value="-240.86148968671" calcext:value-type="float">
            <text:p>-240.8614896867</text:p>
          </table:table-cell>
          <table:table-cell office:value-type="float" office:value="89.7075194953669" calcext:value-type="float">
            <text:p>89.7075194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43.527529543355" calcext:value-type="float">
            <text:p>243.5275295434</text:p>
          </table:table-cell>
          <table:table-cell office:value-type="float" office:value="-92.7632308997397" calcext:value-type="float">
            <text:p>-92.7632308997</text:p>
          </table:table-cell>
          <table:table-cell/>
          <table:table-cell office:value-type="float" office:value="241.768694329385" calcext:value-type="float">
            <text:p>241.7686943294</text:p>
          </table:table-cell>
          <table:table-cell office:value-type="float" office:value="-92.7459942640146" calcext:value-type="float">
            <text:p>-92.745994264</text:p>
          </table:table-cell>
          <table:table-cell/>
          <table:table-cell office:value-type="float" office:value="243.527529543355" calcext:value-type="float">
            <text:p>243.5275295434</text:p>
          </table:table-cell>
          <table:table-cell office:value-type="float" office:value="-92.7632308997397" calcext:value-type="float">
            <text:p>-92.7632308997</text:p>
          </table:table-cell>
          <table:table-cell/>
          <table:table-cell office:value-type="float" office:value="241.768694329385" calcext:value-type="float">
            <text:p>241.7686943294</text:p>
          </table:table-cell>
          <table:table-cell office:value-type="float" office:value="-92.7459942640146" calcext:value-type="float">
            <text:p>-92.745994264</text:p>
          </table:table-cell>
          <table:table-cell/>
          <table:table-cell office:value-type="float" office:value="241.768694329385" calcext:value-type="float">
            <text:p>241.7686943294</text:p>
          </table:table-cell>
          <table:table-cell office:value-type="float" office:value="-92.7459942640146" calcext:value-type="float">
            <text:p>-92.745994264</text:p>
          </table:table-cell>
          <table:table-cell/>
          <table:table-cell office:value-type="float" office:value="241.768694329385" calcext:value-type="float">
            <text:p>241.7686943294</text:p>
          </table:table-cell>
          <table:table-cell office:value-type="float" office:value="-92.7459942640146" calcext:value-type="float">
            <text:p>-92.745994264</text:p>
          </table:table-cell>
          <table:table-cell office:value-type="float" office:value="1" calcext:value-type="float">
            <text:p>1</text:p>
          </table:table-cell>
          <table:table-cell office:value-type="float" office:value="241.768694329385" calcext:value-type="float">
            <text:p>241.7686943294</text:p>
          </table:table-cell>
          <table:table-cell office:value-type="float" office:value="-92.7459942640146" calcext:value-type="float">
            <text:p>-92.745994264</text:p>
          </table:table-cell>
          <table:table-cell office:value-type="float" office:value="1" calcext:value-type="float">
            <text:p>1</text:p>
          </table:table-cell>
          <table:table-cell office:value-type="float" office:value="241.768694329385" calcext:value-type="float">
            <text:p>241.7686943294</text:p>
          </table:table-cell>
          <table:table-cell office:value-type="float" office:value="-92.7459942640146" calcext:value-type="float">
            <text:p>-92.745994264</text:p>
          </table:table-cell>
          <table:table-cell office:value-type="float" office:value="1" calcext:value-type="float">
            <text:p>1</text:p>
          </table:table-cell>
          <table:table-cell office:value-type="float" office:value="243.527529543355" calcext:value-type="float">
            <text:p>243.5275295434</text:p>
          </table:table-cell>
          <table:table-cell office:value-type="float" office:value="-92.7632308997397" calcext:value-type="float">
            <text:p>-92.7632308997</text:p>
          </table:table-cell>
          <table:table-cell office:value-type="float" office:value="1" calcext:value-type="float">
            <text:p>1</text:p>
          </table:table-cell>
          <table:table-cell office:value-type="float" office:value="241.768694329385" calcext:value-type="float">
            <text:p>241.7686943294</text:p>
          </table:table-cell>
          <table:table-cell office:value-type="float" office:value="-92.7459942640146" calcext:value-type="float">
            <text:p>-92.745994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-94.1688315387714" calcext:value-type="float">
            <text:p>-94.1688315388</text:p>
          </table:table-cell>
          <table:table-cell office:value-type="float" office:value="-89.4537968405134" calcext:value-type="float">
            <text:p>-89.4537968405</text:p>
          </table:table-cell>
          <table:table-cell/>
          <table:table-cell office:value-type="float" office:value="-94.1688315387714" calcext:value-type="float">
            <text:p>-94.1688315388</text:p>
          </table:table-cell>
          <table:table-cell office:value-type="float" office:value="-89.4537968405134" calcext:value-type="float">
            <text:p>-89.4537968405</text:p>
          </table:table-cell>
          <table:table-cell/>
          <table:table-cell office:value-type="float" office:value="-94.1688315387714" calcext:value-type="float">
            <text:p>-94.1688315388</text:p>
          </table:table-cell>
          <table:table-cell office:value-type="float" office:value="-89.4537968405134" calcext:value-type="float">
            <text:p>-89.4537968405</text:p>
          </table:table-cell>
          <table:table-cell/>
          <table:table-cell office:value-type="float" office:value="-94.1688315387714" calcext:value-type="float">
            <text:p>-94.1688315388</text:p>
          </table:table-cell>
          <table:table-cell office:value-type="float" office:value="-89.4537968405134" calcext:value-type="float">
            <text:p>-89.4537968405</text:p>
          </table:table-cell>
          <table:table-cell/>
          <table:table-cell office:value-type="float" office:value="-94.1688315387714" calcext:value-type="float">
            <text:p>-94.1688315388</text:p>
          </table:table-cell>
          <table:table-cell office:value-type="float" office:value="-89.4537968405134" calcext:value-type="float">
            <text:p>-89.4537968405</text:p>
          </table:table-cell>
          <table:table-cell/>
          <table:table-cell office:value-type="float" office:value="-94.1688315387714" calcext:value-type="float">
            <text:p>-94.1688315388</text:p>
          </table:table-cell>
          <table:table-cell office:value-type="float" office:value="-89.4537968405134" calcext:value-type="float">
            <text:p>-89.4537968405</text:p>
          </table:table-cell>
          <table:table-cell office:value-type="float" office:value="1" calcext:value-type="float">
            <text:p>1</text:p>
          </table:table-cell>
          <table:table-cell office:value-type="float" office:value="-94.1688315387714" calcext:value-type="float">
            <text:p>-94.1688315388</text:p>
          </table:table-cell>
          <table:table-cell office:value-type="float" office:value="-89.4537968405134" calcext:value-type="float">
            <text:p>-89.4537968405</text:p>
          </table:table-cell>
          <table:table-cell office:value-type="float" office:value="1" calcext:value-type="float">
            <text:p>1</text:p>
          </table:table-cell>
          <table:table-cell office:value-type="float" office:value="-94.1618084161132" calcext:value-type="float">
            <text:p>-94.1618084161</text:p>
          </table:table-cell>
          <table:table-cell office:value-type="float" office:value="-91.2135064996292" calcext:value-type="float">
            <text:p>-91.2135064996</text:p>
          </table:table-cell>
          <table:table-cell office:value-type="float" office:value="1" calcext:value-type="float">
            <text:p>1</text:p>
          </table:table-cell>
          <table:table-cell office:value-type="float" office:value="-94.1688315387714" calcext:value-type="float">
            <text:p>-94.1688315388</text:p>
          </table:table-cell>
          <table:table-cell office:value-type="float" office:value="-89.4537968405134" calcext:value-type="float">
            <text:p>-89.4537968405</text:p>
          </table:table-cell>
          <table:table-cell office:value-type="float" office:value="1" calcext:value-type="float">
            <text:p>1</text:p>
          </table:table-cell>
          <table:table-cell office:value-type="float" office:value="-94.1688315387714" calcext:value-type="float">
            <text:p>-94.1688315388</text:p>
          </table:table-cell>
          <table:table-cell office:value-type="float" office:value="-89.4537968405134" calcext:value-type="float">
            <text:p>-89.45379684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20.423110810813" calcext:value-type="float">
            <text:p>120.4231108108</text:p>
          </table:table-cell>
          <table:table-cell office:value-type="float" office:value="-95.0760857172116" calcext:value-type="float">
            <text:p>-95.0760857172</text:p>
          </table:table-cell>
          <table:table-cell/>
          <table:table-cell office:value-type="float" office:value="120.423110810813" calcext:value-type="float">
            <text:p>120.4231108108</text:p>
          </table:table-cell>
          <table:table-cell office:value-type="float" office:value="-95.0760857172116" calcext:value-type="float">
            <text:p>-95.0760857172</text:p>
          </table:table-cell>
          <table:table-cell/>
          <table:table-cell office:value-type="float" office:value="120.423110810813" calcext:value-type="float">
            <text:p>120.4231108108</text:p>
          </table:table-cell>
          <table:table-cell office:value-type="float" office:value="-95.0760857172116" calcext:value-type="float">
            <text:p>-95.0760857172</text:p>
          </table:table-cell>
          <table:table-cell/>
          <table:table-cell office:value-type="float" office:value="120.423110810813" calcext:value-type="float">
            <text:p>120.4231108108</text:p>
          </table:table-cell>
          <table:table-cell office:value-type="float" office:value="-95.0760857172116" calcext:value-type="float">
            <text:p>-95.0760857172</text:p>
          </table:table-cell>
          <table:table-cell/>
          <table:table-cell office:value-type="float" office:value="120.423110810813" calcext:value-type="float">
            <text:p>120.4231108108</text:p>
          </table:table-cell>
          <table:table-cell office:value-type="float" office:value="-95.0760857172116" calcext:value-type="float">
            <text:p>-95.0760857172</text:p>
          </table:table-cell>
          <table:table-cell/>
          <table:table-cell office:value-type="float" office:value="120.423110810813" calcext:value-type="float">
            <text:p>120.4231108108</text:p>
          </table:table-cell>
          <table:table-cell office:value-type="float" office:value="-95.0760857172116" calcext:value-type="float">
            <text:p>-95.0760857172</text:p>
          </table:table-cell>
          <table:table-cell office:value-type="float" office:value="1" calcext:value-type="float">
            <text:p>1</text:p>
          </table:table-cell>
          <table:table-cell office:value-type="float" office:value="120.423110810813" calcext:value-type="float">
            <text:p>120.4231108108</text:p>
          </table:table-cell>
          <table:table-cell office:value-type="float" office:value="-95.0760857172116" calcext:value-type="float">
            <text:p>-95.0760857172</text:p>
          </table:table-cell>
          <table:table-cell office:value-type="float" office:value="1" calcext:value-type="float">
            <text:p>1</text:p>
          </table:table-cell>
          <table:table-cell office:value-type="float" office:value="120.423110810813" calcext:value-type="float">
            <text:p>120.4231108108</text:p>
          </table:table-cell>
          <table:table-cell office:value-type="float" office:value="-95.0760857172116" calcext:value-type="float">
            <text:p>-95.0760857172</text:p>
          </table:table-cell>
          <table:table-cell office:value-type="float" office:value="1" calcext:value-type="float">
            <text:p>1</text:p>
          </table:table-cell>
          <table:table-cell office:value-type="float" office:value="120.423110810813" calcext:value-type="float">
            <text:p>120.4231108108</text:p>
          </table:table-cell>
          <table:table-cell office:value-type="float" office:value="-95.0760857172116" calcext:value-type="float">
            <text:p>-95.0760857172</text:p>
          </table:table-cell>
          <table:table-cell office:value-type="float" office:value="1" calcext:value-type="float">
            <text:p>1</text:p>
          </table:table-cell>
          <table:table-cell office:value-type="float" office:value="120.423110810813" calcext:value-type="float">
            <text:p>120.4231108108</text:p>
          </table:table-cell>
          <table:table-cell office:value-type="float" office:value="-95.0760857172116" calcext:value-type="float">
            <text:p>-95.07608571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-245.407590572166" calcext:value-type="float">
            <text:p>-245.4075905722</text:p>
          </table:table-cell>
          <table:table-cell office:value-type="float" office:value="-93.2505751454989" calcext:value-type="float">
            <text:p>-93.2505751455</text:p>
          </table:table-cell>
          <table:table-cell/>
          <table:table-cell office:value-type="float" office:value="-245.407590572166" calcext:value-type="float">
            <text:p>-245.4075905722</text:p>
          </table:table-cell>
          <table:table-cell office:value-type="float" office:value="-93.2505751454989" calcext:value-type="float">
            <text:p>-93.2505751455</text:p>
          </table:table-cell>
          <table:table-cell/>
          <table:table-cell office:value-type="float" office:value="-245.407590572166" calcext:value-type="float">
            <text:p>-245.4075905722</text:p>
          </table:table-cell>
          <table:table-cell office:value-type="float" office:value="-93.2505751454989" calcext:value-type="float">
            <text:p>-93.2505751455</text:p>
          </table:table-cell>
          <table:table-cell/>
          <table:table-cell office:value-type="float" office:value="-247.159402663477" calcext:value-type="float">
            <text:p>-247.1594026635</text:p>
          </table:table-cell>
          <table:table-cell office:value-type="float" office:value="-94.9930481688896" calcext:value-type="float">
            <text:p>-94.9930481689</text:p>
          </table:table-cell>
          <table:table-cell/>
          <table:table-cell office:value-type="float" office:value="-245.407590572166" calcext:value-type="float">
            <text:p>-245.4075905722</text:p>
          </table:table-cell>
          <table:table-cell office:value-type="float" office:value="-93.2505751454989" calcext:value-type="float">
            <text:p>-93.2505751455</text:p>
          </table:table-cell>
          <table:table-cell/>
          <table:table-cell office:value-type="float" office:value="-245.407590572166" calcext:value-type="float">
            <text:p>-245.4075905722</text:p>
          </table:table-cell>
          <table:table-cell office:value-type="float" office:value="-93.2505751454989" calcext:value-type="float">
            <text:p>-93.2505751455</text:p>
          </table:table-cell>
          <table:table-cell office:value-type="float" office:value="1" calcext:value-type="float">
            <text:p>1</text:p>
          </table:table-cell>
          <table:table-cell office:value-type="float" office:value="-247.166425786135" calcext:value-type="float">
            <text:p>-247.1664257861</text:p>
          </table:table-cell>
          <table:table-cell office:value-type="float" office:value="-93.2333385097738" calcext:value-type="float">
            <text:p>-93.2333385098</text:p>
          </table:table-cell>
          <table:table-cell office:value-type="float" office:value="1" calcext:value-type="float">
            <text:p>1</text:p>
          </table:table-cell>
          <table:table-cell office:value-type="float" office:value="-245.407590572166" calcext:value-type="float">
            <text:p>-245.4075905722</text:p>
          </table:table-cell>
          <table:table-cell office:value-type="float" office:value="-93.2505751454989" calcext:value-type="float">
            <text:p>-93.2505751455</text:p>
          </table:table-cell>
          <table:table-cell office:value-type="float" office:value="1" calcext:value-type="float">
            <text:p>1</text:p>
          </table:table-cell>
          <table:table-cell office:value-type="float" office:value="-245.407590572166" calcext:value-type="float">
            <text:p>-245.4075905722</text:p>
          </table:table-cell>
          <table:table-cell office:value-type="float" office:value="-93.2505751454989" calcext:value-type="float">
            <text:p>-93.2505751455</text:p>
          </table:table-cell>
          <table:table-cell office:value-type="float" office:value="1" calcext:value-type="float">
            <text:p>1</text:p>
          </table:table-cell>
          <table:table-cell office:value-type="float" office:value="-245.407590572166" calcext:value-type="float">
            <text:p>-245.4075905722</text:p>
          </table:table-cell>
          <table:table-cell office:value-type="float" office:value="-93.2505751454989" calcext:value-type="float">
            <text:p>-93.25057514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/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/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/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/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/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 office:value-type="float" office:value="1" calcext:value-type="float">
            <text:p>1</text:p>
          </table:table-cell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 office:value-type="float" office:value="1" calcext:value-type="float">
            <text:p>1</text:p>
          </table:table-cell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 office:value-type="float" office:value="1" calcext:value-type="float">
            <text:p>1</text:p>
          </table:table-cell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 office:value-type="float" office:value="1" calcext:value-type="float">
            <text:p>1</text:p>
          </table:table-cell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19.26124102279" calcext:value-type="float">
            <text:p>119.2612410228</text:p>
          </table:table-cell>
          <table:table-cell office:value-type="float" office:value="-244.634170106328" calcext:value-type="float">
            <text:p>-244.6341701063</text:p>
          </table:table-cell>
          <table:table-cell/>
          <table:table-cell office:value-type="float" office:value="119.26124102279" calcext:value-type="float">
            <text:p>119.2612410228</text:p>
          </table:table-cell>
          <table:table-cell office:value-type="float" office:value="-244.634170106328" calcext:value-type="float">
            <text:p>-244.6341701063</text:p>
          </table:table-cell>
          <table:table-cell/>
          <table:table-cell office:value-type="float" office:value="119.26124102279" calcext:value-type="float">
            <text:p>119.2612410228</text:p>
          </table:table-cell>
          <table:table-cell office:value-type="float" office:value="-244.634170106328" calcext:value-type="float">
            <text:p>-244.6341701063</text:p>
          </table:table-cell>
          <table:table-cell/>
          <table:table-cell office:value-type="float" office:value="119.26124102279" calcext:value-type="float">
            <text:p>119.2612410228</text:p>
          </table:table-cell>
          <table:table-cell office:value-type="float" office:value="-244.634170106328" calcext:value-type="float">
            <text:p>-244.6341701063</text:p>
          </table:table-cell>
          <table:table-cell/>
          <table:table-cell office:value-type="float" office:value="119.26124102279" calcext:value-type="float">
            <text:p>119.2612410228</text:p>
          </table:table-cell>
          <table:table-cell office:value-type="float" office:value="-244.634170106328" calcext:value-type="float">
            <text:p>-244.6341701063</text:p>
          </table:table-cell>
          <table:table-cell/>
          <table:table-cell office:value-type="float" office:value="119.26124102279" calcext:value-type="float">
            <text:p>119.2612410228</text:p>
          </table:table-cell>
          <table:table-cell office:value-type="float" office:value="-244.634170106328" calcext:value-type="float">
            <text:p>-244.6341701063</text:p>
          </table:table-cell>
          <table:table-cell office:value-type="float" office:value="1" calcext:value-type="float">
            <text:p>1</text:p>
          </table:table-cell>
          <table:table-cell office:value-type="float" office:value="119.26124102279" calcext:value-type="float">
            <text:p>119.2612410228</text:p>
          </table:table-cell>
          <table:table-cell office:value-type="float" office:value="-244.634170106328" calcext:value-type="float">
            <text:p>-244.6341701063</text:p>
          </table:table-cell>
          <table:table-cell office:value-type="float" office:value="1" calcext:value-type="float">
            <text:p>1</text:p>
          </table:table-cell>
          <table:table-cell office:value-type="float" office:value="119.26124102279" calcext:value-type="float">
            <text:p>119.2612410228</text:p>
          </table:table-cell>
          <table:table-cell office:value-type="float" office:value="-244.634170106328" calcext:value-type="float">
            <text:p>-244.6341701063</text:p>
          </table:table-cell>
          <table:table-cell office:value-type="float" office:value="1" calcext:value-type="float">
            <text:p>1</text:p>
          </table:table-cell>
          <table:table-cell office:value-type="float" office:value="119.26124102279" calcext:value-type="float">
            <text:p>119.2612410228</text:p>
          </table:table-cell>
          <table:table-cell office:value-type="float" office:value="-244.634170106328" calcext:value-type="float">
            <text:p>-244.6341701063</text:p>
          </table:table-cell>
          <table:table-cell office:value-type="float" office:value="1" calcext:value-type="float">
            <text:p>1</text:p>
          </table:table-cell>
          <table:table-cell office:value-type="float" office:value="119.26124102279" calcext:value-type="float">
            <text:p>119.2612410228</text:p>
          </table:table-cell>
          <table:table-cell office:value-type="float" office:value="-244.634170106328" calcext:value-type="float">
            <text:p>-244.6341701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-90.0190800715951" calcext:value-type="float">
            <text:p>-90.0190800716</text:p>
          </table:table-cell>
          <table:table-cell office:value-type="float" office:value="-247.862139432384" calcext:value-type="float">
            <text:p>-247.8621394324</text:p>
          </table:table-cell>
          <table:table-cell/>
          <table:table-cell office:value-type="float" office:value="-90.0261031942533" calcext:value-type="float">
            <text:p>-90.0261031943</text:p>
          </table:table-cell>
          <table:table-cell office:value-type="float" office:value="-246.102429773268" calcext:value-type="float">
            <text:p>-246.1024297733</text:p>
          </table:table-cell>
          <table:table-cell/>
          <table:table-cell office:value-type="float" office:value="-90.0261031942533" calcext:value-type="float">
            <text:p>-90.0261031943</text:p>
          </table:table-cell>
          <table:table-cell office:value-type="float" office:value="-246.102429773268" calcext:value-type="float">
            <text:p>-246.1024297733</text:p>
          </table:table-cell>
          <table:table-cell/>
          <table:table-cell office:value-type="float" office:value="-90.0261031942533" calcext:value-type="float">
            <text:p>-90.0261031943</text:p>
          </table:table-cell>
          <table:table-cell office:value-type="float" office:value="-246.102429773268" calcext:value-type="float">
            <text:p>-246.1024297733</text:p>
          </table:table-cell>
          <table:table-cell/>
          <table:table-cell office:value-type="float" office:value="-90.0261031942533" calcext:value-type="float">
            <text:p>-90.0261031943</text:p>
          </table:table-cell>
          <table:table-cell office:value-type="float" office:value="-246.102429773268" calcext:value-type="float">
            <text:p>-246.1024297733</text:p>
          </table:table-cell>
          <table:table-cell/>
          <table:table-cell office:value-type="float" office:value="-90.0261031942533" calcext:value-type="float">
            <text:p>-90.0261031943</text:p>
          </table:table-cell>
          <table:table-cell office:value-type="float" office:value="-246.102429773268" calcext:value-type="float">
            <text:p>-246.1024297733</text:p>
          </table:table-cell>
          <table:table-cell office:value-type="float" office:value="1" calcext:value-type="float">
            <text:p>1</text:p>
          </table:table-cell>
          <table:table-cell office:value-type="float" office:value="-90.0261031942533" calcext:value-type="float">
            <text:p>-90.0261031943</text:p>
          </table:table-cell>
          <table:table-cell office:value-type="float" office:value="-246.102429773268" calcext:value-type="float">
            <text:p>-246.1024297733</text:p>
          </table:table-cell>
          <table:table-cell office:value-type="float" office:value="1" calcext:value-type="float">
            <text:p>1</text:p>
          </table:table-cell>
          <table:table-cell office:value-type="float" office:value="-90.0261031942533" calcext:value-type="float">
            <text:p>-90.0261031943</text:p>
          </table:table-cell>
          <table:table-cell office:value-type="float" office:value="-246.102429773268" calcext:value-type="float">
            <text:p>-246.1024297733</text:p>
          </table:table-cell>
          <table:table-cell office:value-type="float" office:value="1" calcext:value-type="float">
            <text:p>1</text:p>
          </table:table-cell>
          <table:table-cell office:value-type="float" office:value="-90.0261031942533" calcext:value-type="float">
            <text:p>-90.0261031943</text:p>
          </table:table-cell>
          <table:table-cell office:value-type="float" office:value="-246.102429773268" calcext:value-type="float">
            <text:p>-246.1024297733</text:p>
          </table:table-cell>
          <table:table-cell office:value-type="float" office:value="1" calcext:value-type="float">
            <text:p>1</text:p>
          </table:table-cell>
          <table:table-cell office:value-type="float" office:value="-90.0261031942533" calcext:value-type="float">
            <text:p>-90.0261031943</text:p>
          </table:table-cell>
          <table:table-cell office:value-type="float" office:value="-246.102429773268" calcext:value-type="float">
            <text:p>-246.10242977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-250.080107665469" calcext:value-type="float">
            <text:p>-250.0801076655</text:p>
          </table:table-cell>
          <table:table-cell office:value-type="float" office:value="-244.533895922281" calcext:value-type="float">
            <text:p>-244.5338959223</text:p>
          </table:table-cell>
          <table:table-cell/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/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/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/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/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 office:value-type="float" office:value="1" calcext:value-type="float">
            <text:p>1</text:p>
          </table:table-cell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 office:value-type="float" office:value="1" calcext:value-type="float">
            <text:p>1</text:p>
          </table:table-cell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 office:value-type="float" office:value="1" calcext:value-type="float">
            <text:p>1</text:p>
          </table:table-cell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 office:value-type="float" office:value="1" calcext:value-type="float">
            <text:p>1</text:p>
          </table:table-cell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33" table:default-cell-style-name="Default"/>
        <table:table-row table:style-name="ro1">
          <table:table-cell table:number-columns-repeated="3"/>
          <table:table-cell office:value-type="float" office:value="-127.211420553885" calcext:value-type="float">
            <text:p>-127.2114205539</text:p>
          </table:table-cell>
          <table:table-cell office:value-type="float" office:value="257.519265448348" calcext:value-type="float">
            <text:p>257.5192654483</text:p>
          </table:table-cell>
          <table:table-cell office:value-type="float" office:value="2" calcext:value-type="float">
            <text:p>2</text:p>
          </table:table-cell>
          <table:table-cell office:value-type="float" office:value="-127.211420553885" calcext:value-type="float">
            <text:p>-127.2114205539</text:p>
          </table:table-cell>
          <table:table-cell office:value-type="float" office:value="257.519265448348" calcext:value-type="float">
            <text:p>257.5192654483</text:p>
          </table:table-cell>
          <table:table-cell office:value-type="float" office:value="2" calcext:value-type="float">
            <text:p>2</text:p>
          </table:table-cell>
          <table:table-cell office:value-type="float" office:value="-127.211420553885" calcext:value-type="float">
            <text:p>-127.2114205539</text:p>
          </table:table-cell>
          <table:table-cell office:value-type="float" office:value="257.519265448348" calcext:value-type="float">
            <text:p>257.5192654483</text:p>
          </table:table-cell>
          <table:table-cell office:value-type="float" office:value="2" calcext:value-type="float">
            <text:p>2</text:p>
          </table:table-cell>
          <table:table-cell office:value-type="float" office:value="-127.211420553885" calcext:value-type="float">
            <text:p>-127.2114205539</text:p>
          </table:table-cell>
          <table:table-cell office:value-type="float" office:value="257.519265448348" calcext:value-type="float">
            <text:p>257.5192654483</text:p>
          </table:table-cell>
          <table:table-cell office:value-type="float" office:value="2" calcext:value-type="float">
            <text:p>2</text:p>
          </table:table-cell>
          <table:table-cell office:value-type="float" office:value="-128.970255767854" calcext:value-type="float">
            <text:p>-128.9702557679</text:p>
          </table:table-cell>
          <table:table-cell office:value-type="float" office:value="257.536502084073" calcext:value-type="float">
            <text:p>257.5365020841</text:p>
          </table:table-cell>
          <table:table-cell office:value-type="float" office:value="2" calcext:value-type="float">
            <text:p>2</text:p>
          </table:table-cell>
          <table:table-cell office:value-type="float" office:value="-128.970255767854" calcext:value-type="float">
            <text:p>-128.9702557679</text:p>
          </table:table-cell>
          <table:table-cell office:value-type="float" office:value="257.536502084073" calcext:value-type="float">
            <text:p>257.5365020841</text:p>
          </table:table-cell>
          <table:table-cell office:value-type="float" office:value="2" calcext:value-type="float">
            <text:p>2</text:p>
          </table:table-cell>
          <table:table-cell office:value-type="float" office:value="-128.970255767854" calcext:value-type="float">
            <text:p>-128.9702557679</text:p>
          </table:table-cell>
          <table:table-cell office:value-type="float" office:value="257.536502084073" calcext:value-type="float">
            <text:p>257.5365020841</text:p>
          </table:table-cell>
          <table:table-cell office:value-type="float" office:value="2" calcext:value-type="float">
            <text:p>2</text:p>
          </table:table-cell>
          <table:table-cell office:value-type="float" office:value="-127.211420553885" calcext:value-type="float">
            <text:p>-127.2114205539</text:p>
          </table:table-cell>
          <table:table-cell office:value-type="float" office:value="257.519265448348" calcext:value-type="float">
            <text:p>257.5192654483</text:p>
          </table:table-cell>
          <table:table-cell office:value-type="float" office:value="2" calcext:value-type="float">
            <text:p>2</text:p>
          </table:table-cell>
          <table:table-cell office:value-type="float" office:value="-127.204397431227" calcext:value-type="float">
            <text:p>-127.2043974312</text:p>
          </table:table-cell>
          <table:table-cell office:value-type="float" office:value="255.759555789232" calcext:value-type="float">
            <text:p>255.7595557892</text:p>
          </table:table-cell>
          <table:table-cell office:value-type="float" office:value="2" calcext:value-type="float">
            <text:p>2</text:p>
          </table:table-cell>
          <table:table-cell office:value-type="float" office:value="-127.211420553885" calcext:value-type="float">
            <text:p>-127.2114205539</text:p>
          </table:table-cell>
          <table:table-cell office:value-type="float" office:value="257.519265448348" calcext:value-type="float">
            <text:p>257.51926544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47.434526266915" calcext:value-type="float">
            <text:p>247.4345262669</text:p>
          </table:table-cell>
          <table:table-cell office:value-type="float" office:value="250.328442720662" calcext:value-type="float">
            <text:p>250.3284427207</text:p>
          </table:table-cell>
          <table:table-cell office:value-type="float" office:value="2" calcext:value-type="float">
            <text:p>2</text:p>
          </table:table-cell>
          <table:table-cell office:value-type="float" office:value="247.427503144257" calcext:value-type="float">
            <text:p>247.4275031443</text:p>
          </table:table-cell>
          <table:table-cell office:value-type="float" office:value="252.088152379778" calcext:value-type="float">
            <text:p>252.0881523798</text:p>
          </table:table-cell>
          <table:table-cell office:value-type="float" office:value="2" calcext:value-type="float">
            <text:p>2</text:p>
          </table:table-cell>
          <table:table-cell office:value-type="float" office:value="247.427503144257" calcext:value-type="float">
            <text:p>247.4275031443</text:p>
          </table:table-cell>
          <table:table-cell office:value-type="float" office:value="252.088152379778" calcext:value-type="float">
            <text:p>252.0881523798</text:p>
          </table:table-cell>
          <table:table-cell office:value-type="float" office:value="2" calcext:value-type="float">
            <text:p>2</text:p>
          </table:table-cell>
          <table:table-cell office:value-type="float" office:value="247.427503144257" calcext:value-type="float">
            <text:p>247.4275031443</text:p>
          </table:table-cell>
          <table:table-cell office:value-type="float" office:value="252.088152379778" calcext:value-type="float">
            <text:p>252.0881523798</text:p>
          </table:table-cell>
          <table:table-cell office:value-type="float" office:value="2" calcext:value-type="float">
            <text:p>2</text:p>
          </table:table-cell>
          <table:table-cell office:value-type="float" office:value="247.427503144257" calcext:value-type="float">
            <text:p>247.4275031443</text:p>
          </table:table-cell>
          <table:table-cell office:value-type="float" office:value="252.088152379778" calcext:value-type="float">
            <text:p>252.0881523798</text:p>
          </table:table-cell>
          <table:table-cell office:value-type="float" office:value="2" calcext:value-type="float">
            <text:p>2</text:p>
          </table:table-cell>
          <table:table-cell office:value-type="float" office:value="247.434526266915" calcext:value-type="float">
            <text:p>247.4345262669</text:p>
          </table:table-cell>
          <table:table-cell office:value-type="float" office:value="250.328442720662" calcext:value-type="float">
            <text:p>250.3284427207</text:p>
          </table:table-cell>
          <table:table-cell office:value-type="float" office:value="2" calcext:value-type="float">
            <text:p>2</text:p>
          </table:table-cell>
          <table:table-cell office:value-type="float" office:value="247.427503144257" calcext:value-type="float">
            <text:p>247.4275031443</text:p>
          </table:table-cell>
          <table:table-cell office:value-type="float" office:value="252.088152379778" calcext:value-type="float">
            <text:p>252.0881523798</text:p>
          </table:table-cell>
          <table:table-cell office:value-type="float" office:value="2" calcext:value-type="float">
            <text:p>2</text:p>
          </table:table-cell>
          <table:table-cell office:value-type="float" office:value="247.427503144257" calcext:value-type="float">
            <text:p>247.4275031443</text:p>
          </table:table-cell>
          <table:table-cell office:value-type="float" office:value="252.088152379778" calcext:value-type="float">
            <text:p>252.0881523798</text:p>
          </table:table-cell>
          <table:table-cell office:value-type="float" office:value="2" calcext:value-type="float">
            <text:p>2</text:p>
          </table:table-cell>
          <table:table-cell office:value-type="float" office:value="247.427503144257" calcext:value-type="float">
            <text:p>247.4275031443</text:p>
          </table:table-cell>
          <table:table-cell office:value-type="float" office:value="252.088152379778" calcext:value-type="float">
            <text:p>252.0881523798</text:p>
          </table:table-cell>
          <table:table-cell office:value-type="float" office:value="2" calcext:value-type="float">
            <text:p>2</text:p>
          </table:table-cell>
          <table:table-cell office:value-type="float" office:value="247.434526266915" calcext:value-type="float">
            <text:p>247.4345262669</text:p>
          </table:table-cell>
          <table:table-cell office:value-type="float" office:value="250.328442720662" calcext:value-type="float">
            <text:p>250.32844272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-255.585321805677" calcext:value-type="float">
            <text:p>-255.5853218057</text:p>
          </table:table-cell>
          <table:table-cell office:value-type="float" office:value="253.498410878936" calcext:value-type="float">
            <text:p>253.4984108789</text:p>
          </table:table-cell>
          <table:table-cell office:value-type="float" office:value="2" calcext:value-type="float">
            <text:p>2</text:p>
          </table:table-cell>
          <table:table-cell office:value-type="float" office:value="122.557226075087" calcext:value-type="float">
            <text:p>122.5572260751</text:p>
          </table:table-cell>
          <table:table-cell office:value-type="float" office:value="251.552243857147" calcext:value-type="float">
            <text:p>251.5522438571</text:p>
          </table:table-cell>
          <table:table-cell office:value-type="float" office:value="2" calcext:value-type="float">
            <text:p>2</text:p>
          </table:table-cell>
          <table:table-cell office:value-type="float" office:value="122.550202952429" calcext:value-type="float">
            <text:p>122.5502029524</text:p>
          </table:table-cell>
          <table:table-cell office:value-type="float" office:value="253.311953516262" calcext:value-type="float">
            <text:p>253.3119535163</text:p>
          </table:table-cell>
          <table:table-cell office:value-type="float" office:value="2" calcext:value-type="float">
            <text:p>2</text:p>
          </table:table-cell>
          <table:table-cell office:value-type="float" office:value="122.550202952429" calcext:value-type="float">
            <text:p>122.5502029524</text:p>
          </table:table-cell>
          <table:table-cell office:value-type="float" office:value="253.311953516262" calcext:value-type="float">
            <text:p>253.3119535163</text:p>
          </table:table-cell>
          <table:table-cell office:value-type="float" office:value="2" calcext:value-type="float">
            <text:p>2</text:p>
          </table:table-cell>
          <table:table-cell office:value-type="float" office:value="122.557226075087" calcext:value-type="float">
            <text:p>122.5572260751</text:p>
          </table:table-cell>
          <table:table-cell office:value-type="float" office:value="251.552243857147" calcext:value-type="float">
            <text:p>251.5522438571</text:p>
          </table:table-cell>
          <table:table-cell office:value-type="float" office:value="2" calcext:value-type="float">
            <text:p>2</text:p>
          </table:table-cell>
          <table:table-cell office:value-type="float" office:value="-253.826486591708" calcext:value-type="float">
            <text:p>-253.8264865917</text:p>
          </table:table-cell>
          <table:table-cell office:value-type="float" office:value="253.48117424321" calcext:value-type="float">
            <text:p>253.4811742432</text:p>
          </table:table-cell>
          <table:table-cell office:value-type="float" office:value="2" calcext:value-type="float">
            <text:p>2</text:p>
          </table:table-cell>
          <table:table-cell office:value-type="float" office:value="122.550202952429" calcext:value-type="float">
            <text:p>122.5502029524</text:p>
          </table:table-cell>
          <table:table-cell office:value-type="float" office:value="253.311953516262" calcext:value-type="float">
            <text:p>253.3119535163</text:p>
          </table:table-cell>
          <table:table-cell office:value-type="float" office:value="2" calcext:value-type="float">
            <text:p>2</text:p>
          </table:table-cell>
          <table:table-cell office:value-type="float" office:value="122.550202952429" calcext:value-type="float">
            <text:p>122.5502029524</text:p>
          </table:table-cell>
          <table:table-cell office:value-type="float" office:value="253.311953516262" calcext:value-type="float">
            <text:p>253.3119535163</text:p>
          </table:table-cell>
          <table:table-cell office:value-type="float" office:value="2" calcext:value-type="float">
            <text:p>2</text:p>
          </table:table-cell>
          <table:table-cell office:value-type="float" office:value="122.550202952429" calcext:value-type="float">
            <text:p>122.5502029524</text:p>
          </table:table-cell>
          <table:table-cell office:value-type="float" office:value="253.311953516262" calcext:value-type="float">
            <text:p>253.3119535163</text:p>
          </table:table-cell>
          <table:table-cell office:value-type="float" office:value="2" calcext:value-type="float">
            <text:p>2</text:p>
          </table:table-cell>
          <table:table-cell office:value-type="float" office:value="122.550202952429" calcext:value-type="float">
            <text:p>122.5502029524</text:p>
          </table:table-cell>
          <table:table-cell office:value-type="float" office:value="253.311953516262" calcext:value-type="float">
            <text:p>253.31195351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22.557226075087" calcext:value-type="float">
            <text:p>122.5572260751</text:p>
          </table:table-cell>
          <table:table-cell office:value-type="float" office:value="251.552243857147" calcext:value-type="float">
            <text:p>251.5522438571</text:p>
          </table:table-cell>
          <table:table-cell office:value-type="float" office:value="2" calcext:value-type="float">
            <text:p>2</text:p>
          </table:table-cell>
          <table:table-cell office:value-type="float" office:value="-255.585321805677" calcext:value-type="float">
            <text:p>-255.5853218057</text:p>
          </table:table-cell>
          <table:table-cell office:value-type="float" office:value="253.498410878936" calcext:value-type="float">
            <text:p>253.4984108789</text:p>
          </table:table-cell>
          <table:table-cell office:value-type="float" office:value="2" calcext:value-type="float">
            <text:p>2</text:p>
          </table:table-cell>
          <table:table-cell office:value-type="float" office:value="-255.585321805677" calcext:value-type="float">
            <text:p>-255.5853218057</text:p>
          </table:table-cell>
          <table:table-cell office:value-type="float" office:value="253.498410878936" calcext:value-type="float">
            <text:p>253.4984108789</text:p>
          </table:table-cell>
          <table:table-cell office:value-type="float" office:value="2" calcext:value-type="float">
            <text:p>2</text:p>
          </table:table-cell>
          <table:table-cell office:value-type="float" office:value="-253.826486591708" calcext:value-type="float">
            <text:p>-253.8264865917</text:p>
          </table:table-cell>
          <table:table-cell office:value-type="float" office:value="253.48117424321" calcext:value-type="float">
            <text:p>253.4811742432</text:p>
          </table:table-cell>
          <table:table-cell office:value-type="float" office:value="2" calcext:value-type="float">
            <text:p>2</text:p>
          </table:table-cell>
          <table:table-cell office:value-type="float" office:value="-255.578298683019" calcext:value-type="float">
            <text:p>-255.578298683</text:p>
          </table:table-cell>
          <table:table-cell office:value-type="float" office:value="251.73870121982" calcext:value-type="float">
            <text:p>251.7387012198</text:p>
          </table:table-cell>
          <table:table-cell office:value-type="float" office:value="2" calcext:value-type="float">
            <text:p>2</text:p>
          </table:table-cell>
          <table:table-cell office:value-type="float" office:value="122.550202952429" calcext:value-type="float">
            <text:p>122.5502029524</text:p>
          </table:table-cell>
          <table:table-cell office:value-type="float" office:value="253.311953516262" calcext:value-type="float">
            <text:p>253.3119535163</text:p>
          </table:table-cell>
          <table:table-cell office:value-type="float" office:value="2" calcext:value-type="float">
            <text:p>2</text:p>
          </table:table-cell>
          <table:table-cell office:value-type="float" office:value="-255.585321805677" calcext:value-type="float">
            <text:p>-255.5853218057</text:p>
          </table:table-cell>
          <table:table-cell office:value-type="float" office:value="253.498410878936" calcext:value-type="float">
            <text:p>253.4984108789</text:p>
          </table:table-cell>
          <table:table-cell office:value-type="float" office:value="2" calcext:value-type="float">
            <text:p>2</text:p>
          </table:table-cell>
          <table:table-cell office:value-type="float" office:value="-255.578298683019" calcext:value-type="float">
            <text:p>-255.578298683</text:p>
          </table:table-cell>
          <table:table-cell office:value-type="float" office:value="251.73870121982" calcext:value-type="float">
            <text:p>251.7387012198</text:p>
          </table:table-cell>
          <table:table-cell office:value-type="float" office:value="2" calcext:value-type="float">
            <text:p>2</text:p>
          </table:table-cell>
          <table:table-cell office:value-type="float" office:value="-255.585321805677" calcext:value-type="float">
            <text:p>-255.5853218057</text:p>
          </table:table-cell>
          <table:table-cell office:value-type="float" office:value="253.498410878936" calcext:value-type="float">
            <text:p>253.4984108789</text:p>
          </table:table-cell>
          <table:table-cell office:value-type="float" office:value="2" calcext:value-type="float">
            <text:p>2</text:p>
          </table:table-cell>
          <table:table-cell office:value-type="float" office:value="-255.585321805677" calcext:value-type="float">
            <text:p>-255.5853218057</text:p>
          </table:table-cell>
          <table:table-cell office:value-type="float" office:value="253.498410878936" calcext:value-type="float">
            <text:p>253.498410878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3.329066702744" calcext:value-type="float">
            <text:p>253.3290667027</text:p>
          </table:table-cell>
          <table:table-cell office:value-type="float" office:value="95.422282811298" calcext:value-type="float">
            <text:p>95.4222828113</text:p>
          </table:table-cell>
          <table:table-cell office:value-type="float" office:value="2" calcext:value-type="float">
            <text:p>2</text:p>
          </table:table-cell>
          <table:table-cell office:value-type="float" office:value="251.577254611433" calcext:value-type="float">
            <text:p>251.5772546114</text:p>
          </table:table-cell>
          <table:table-cell office:value-type="float" office:value="93.6798097879074" calcext:value-type="float">
            <text:p>93.6798097879</text:p>
          </table:table-cell>
          <table:table-cell office:value-type="float" office:value="2" calcext:value-type="float">
            <text:p>2</text:p>
          </table:table-cell>
          <table:table-cell office:value-type="float" office:value="251.577254611433" calcext:value-type="float">
            <text:p>251.5772546114</text:p>
          </table:table-cell>
          <table:table-cell office:value-type="float" office:value="93.6798097879074" calcext:value-type="float">
            <text:p>93.6798097879</text:p>
          </table:table-cell>
          <table:table-cell office:value-type="float" office:value="2" calcext:value-type="float">
            <text:p>2</text:p>
          </table:table-cell>
          <table:table-cell office:value-type="float" office:value="253.336089825403" calcext:value-type="float">
            <text:p>253.3360898254</text:p>
          </table:table-cell>
          <table:table-cell office:value-type="float" office:value="93.6625731521822" calcext:value-type="float">
            <text:p>93.6625731522</text:p>
          </table:table-cell>
          <table:table-cell office:value-type="float" office:value="2" calcext:value-type="float">
            <text:p>2</text:p>
          </table:table-cell>
          <table:table-cell office:value-type="float" office:value="251.570231488775" calcext:value-type="float">
            <text:p>251.5702314888</text:p>
          </table:table-cell>
          <table:table-cell office:value-type="float" office:value="95.4395194470231" calcext:value-type="float">
            <text:p>95.439519447</text:p>
          </table:table-cell>
          <table:table-cell office:value-type="float" office:value="2" calcext:value-type="float">
            <text:p>2</text:p>
          </table:table-cell>
          <table:table-cell office:value-type="float" office:value="253.329066702744" calcext:value-type="float">
            <text:p>253.3290667027</text:p>
          </table:table-cell>
          <table:table-cell office:value-type="float" office:value="95.422282811298" calcext:value-type="float">
            <text:p>95.4222828113</text:p>
          </table:table-cell>
          <table:table-cell office:value-type="float" office:value="2" calcext:value-type="float">
            <text:p>2</text:p>
          </table:table-cell>
          <table:table-cell office:value-type="float" office:value="253.329066702744" calcext:value-type="float">
            <text:p>253.3290667027</text:p>
          </table:table-cell>
          <table:table-cell office:value-type="float" office:value="95.422282811298" calcext:value-type="float">
            <text:p>95.4222828113</text:p>
          </table:table-cell>
          <table:table-cell office:value-type="float" office:value="2" calcext:value-type="float">
            <text:p>2</text:p>
          </table:table-cell>
          <table:table-cell office:value-type="float" office:value="253.329066702744" calcext:value-type="float">
            <text:p>253.3290667027</text:p>
          </table:table-cell>
          <table:table-cell office:value-type="float" office:value="95.422282811298" calcext:value-type="float">
            <text:p>95.4222828113</text:p>
          </table:table-cell>
          <table:table-cell office:value-type="float" office:value="2" calcext:value-type="float">
            <text:p>2</text:p>
          </table:table-cell>
          <table:table-cell office:value-type="float" office:value="251.577254611433" calcext:value-type="float">
            <text:p>251.5772546114</text:p>
          </table:table-cell>
          <table:table-cell office:value-type="float" office:value="93.6798097879074" calcext:value-type="float">
            <text:p>93.6798097879</text:p>
          </table:table-cell>
          <table:table-cell office:value-type="float" office:value="2" calcext:value-type="float">
            <text:p>2</text:p>
          </table:table-cell>
          <table:table-cell office:value-type="float" office:value="251.577254611433" calcext:value-type="float">
            <text:p>251.5772546114</text:p>
          </table:table-cell>
          <table:table-cell office:value-type="float" office:value="93.6798097879074" calcext:value-type="float">
            <text:p>93.679809787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26.706977542264" calcext:value-type="float">
            <text:p>126.7069775423</text:p>
          </table:table-cell>
          <table:table-cell office:value-type="float" office:value="93.1439012652763" calcext:value-type="float">
            <text:p>93.1439012653</text:p>
          </table:table-cell>
          <table:table-cell office:value-type="float" office:value="2" calcext:value-type="float">
            <text:p>2</text:p>
          </table:table-cell>
          <table:table-cell office:value-type="float" office:value="126.706977542264" calcext:value-type="float">
            <text:p>126.7069775423</text:p>
          </table:table-cell>
          <table:table-cell office:value-type="float" office:value="93.1439012652763" calcext:value-type="float">
            <text:p>93.1439012653</text:p>
          </table:table-cell>
          <table:table-cell office:value-type="float" office:value="2" calcext:value-type="float">
            <text:p>2</text:p>
          </table:table-cell>
          <table:table-cell office:value-type="float" office:value="128.465812756233" calcext:value-type="float">
            <text:p>128.4658127562</text:p>
          </table:table-cell>
          <table:table-cell office:value-type="float" office:value="93.1266646295512" calcext:value-type="float">
            <text:p>93.1266646296</text:p>
          </table:table-cell>
          <table:table-cell office:value-type="float" office:value="2" calcext:value-type="float">
            <text:p>2</text:p>
          </table:table-cell>
          <table:table-cell office:value-type="float" office:value="126.706977542264" calcext:value-type="float">
            <text:p>126.7069775423</text:p>
          </table:table-cell>
          <table:table-cell office:value-type="float" office:value="93.1439012652763" calcext:value-type="float">
            <text:p>93.1439012653</text:p>
          </table:table-cell>
          <table:table-cell office:value-type="float" office:value="2" calcext:value-type="float">
            <text:p>2</text:p>
          </table:table-cell>
          <table:table-cell office:value-type="float" office:value="128.465812756233" calcext:value-type="float">
            <text:p>128.4658127562</text:p>
          </table:table-cell>
          <table:table-cell office:value-type="float" office:value="93.1266646295512" calcext:value-type="float">
            <text:p>93.1266646296</text:p>
          </table:table-cell>
          <table:table-cell office:value-type="float" office:value="2" calcext:value-type="float">
            <text:p>2</text:p>
          </table:table-cell>
          <table:table-cell office:value-type="float" office:value="-254.946217643781" calcext:value-type="float">
            <text:p>-254.9462176438</text:p>
          </table:table-cell>
          <table:table-cell office:value-type="float" office:value="93.3648318993995" calcext:value-type="float">
            <text:p>93.3648318994</text:p>
          </table:table-cell>
          <table:table-cell office:value-type="float" office:value="2" calcext:value-type="float">
            <text:p>2</text:p>
          </table:table-cell>
          <table:table-cell office:value-type="float" office:value="-254.946217643781" calcext:value-type="float">
            <text:p>-254.9462176438</text:p>
          </table:table-cell>
          <table:table-cell office:value-type="float" office:value="93.3648318993995" calcext:value-type="float">
            <text:p>93.3648318994</text:p>
          </table:table-cell>
          <table:table-cell office:value-type="float" office:value="2" calcext:value-type="float">
            <text:p>2</text:p>
          </table:table-cell>
          <table:table-cell office:value-type="float" office:value="128.465812756233" calcext:value-type="float">
            <text:p>128.4658127562</text:p>
          </table:table-cell>
          <table:table-cell office:value-type="float" office:value="93.1266646295512" calcext:value-type="float">
            <text:p>93.1266646296</text:p>
          </table:table-cell>
          <table:table-cell office:value-type="float" office:value="2" calcext:value-type="float">
            <text:p>2</text:p>
          </table:table-cell>
          <table:table-cell office:value-type="float" office:value="126.706977542264" calcext:value-type="float">
            <text:p>126.7069775423</text:p>
          </table:table-cell>
          <table:table-cell office:value-type="float" office:value="93.1439012652763" calcext:value-type="float">
            <text:p>93.1439012653</text:p>
          </table:table-cell>
          <table:table-cell office:value-type="float" office:value="2" calcext:value-type="float">
            <text:p>2</text:p>
          </table:table-cell>
          <table:table-cell office:value-type="float" office:value="126.706977542264" calcext:value-type="float">
            <text:p>126.7069775423</text:p>
          </table:table-cell>
          <table:table-cell office:value-type="float" office:value="93.1439012652763" calcext:value-type="float">
            <text:p>93.14390126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-131.834775788581" calcext:value-type="float">
            <text:p>-131.8347757886</text:p>
          </table:table-cell>
          <table:table-cell office:value-type="float" office:value="93.9179770577556" calcext:value-type="float">
            <text:p>93.9179770578</text:p>
          </table:table-cell>
          <table:table-cell office:value-type="float" office:value="2" calcext:value-type="float">
            <text:p>2</text:p>
          </table:table-cell>
          <table:table-cell office:value-type="float" office:value="-131.841798911239" calcext:value-type="float">
            <text:p>-131.8417989112</text:p>
          </table:table-cell>
          <table:table-cell office:value-type="float" office:value="95.6776867168714" calcext:value-type="float">
            <text:p>95.6776867169</text:p>
          </table:table-cell>
          <table:table-cell office:value-type="float" office:value="2" calcext:value-type="float">
            <text:p>2</text:p>
          </table:table-cell>
          <table:table-cell office:value-type="float" office:value="-131.834775788581" calcext:value-type="float">
            <text:p>-131.8347757886</text:p>
          </table:table-cell>
          <table:table-cell office:value-type="float" office:value="93.9179770577556" calcext:value-type="float">
            <text:p>93.9179770578</text:p>
          </table:table-cell>
          <table:table-cell office:value-type="float" office:value="2" calcext:value-type="float">
            <text:p>2</text:p>
          </table:table-cell>
          <table:table-cell office:value-type="float" office:value="-131.834775788581" calcext:value-type="float">
            <text:p>-131.8347757886</text:p>
          </table:table-cell>
          <table:table-cell office:value-type="float" office:value="93.9179770577556" calcext:value-type="float">
            <text:p>93.9179770578</text:p>
          </table:table-cell>
          <table:table-cell office:value-type="float" office:value="2" calcext:value-type="float">
            <text:p>2</text:p>
          </table:table-cell>
          <table:table-cell office:value-type="float" office:value="-131.834775788581" calcext:value-type="float">
            <text:p>-131.8347757886</text:p>
          </table:table-cell>
          <table:table-cell office:value-type="float" office:value="93.9179770577556" calcext:value-type="float">
            <text:p>93.9179770578</text:p>
          </table:table-cell>
          <table:table-cell office:value-type="float" office:value="2" calcext:value-type="float">
            <text:p>2</text:p>
          </table:table-cell>
          <table:table-cell office:value-type="float" office:value="126.706977542264" calcext:value-type="float">
            <text:p>126.7069775423</text:p>
          </table:table-cell>
          <table:table-cell office:value-type="float" office:value="93.1439012652763" calcext:value-type="float">
            <text:p>93.1439012653</text:p>
          </table:table-cell>
          <table:table-cell office:value-type="float" office:value="2" calcext:value-type="float">
            <text:p>2</text:p>
          </table:table-cell>
          <table:table-cell office:value-type="float" office:value="128.465812756233" calcext:value-type="float">
            <text:p>128.4658127562</text:p>
          </table:table-cell>
          <table:table-cell office:value-type="float" office:value="93.1266646295512" calcext:value-type="float">
            <text:p>93.1266646296</text:p>
          </table:table-cell>
          <table:table-cell office:value-type="float" office:value="2" calcext:value-type="float">
            <text:p>2</text:p>
          </table:table-cell>
          <table:table-cell office:value-type="float" office:value="-130.075940574612" calcext:value-type="float">
            <text:p>-130.0759405746</text:p>
          </table:table-cell>
          <table:table-cell office:value-type="float" office:value="93.9007404220305" calcext:value-type="float">
            <text:p>93.900740422</text:p>
          </table:table-cell>
          <table:table-cell office:value-type="float" office:value="2" calcext:value-type="float">
            <text:p>2</text:p>
          </table:table-cell>
          <table:table-cell office:value-type="float" office:value="-131.834775788581" calcext:value-type="float">
            <text:p>-131.8347757886</text:p>
          </table:table-cell>
          <table:table-cell office:value-type="float" office:value="93.9179770577556" calcext:value-type="float">
            <text:p>93.9179770578</text:p>
          </table:table-cell>
          <table:table-cell office:value-type="float" office:value="2" calcext:value-type="float">
            <text:p>2</text:p>
          </table:table-cell>
          <table:table-cell office:value-type="float" office:value="-131.834775788581" calcext:value-type="float">
            <text:p>-131.8347757886</text:p>
          </table:table-cell>
          <table:table-cell office:value-type="float" office:value="93.9179770577556" calcext:value-type="float">
            <text:p>93.91797705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-254.946217643781" calcext:value-type="float">
            <text:p>-254.9462176438</text:p>
          </table:table-cell>
          <table:table-cell office:value-type="float" office:value="93.3648318993995" calcext:value-type="float">
            <text:p>93.3648318994</text:p>
          </table:table-cell>
          <table:table-cell office:value-type="float" office:value="2" calcext:value-type="float">
            <text:p>2</text:p>
          </table:table-cell>
          <table:table-cell office:value-type="float" office:value="-254.946217643781" calcext:value-type="float">
            <text:p>-254.9462176438</text:p>
          </table:table-cell>
          <table:table-cell office:value-type="float" office:value="93.3648318993995" calcext:value-type="float">
            <text:p>93.3648318994</text:p>
          </table:table-cell>
          <table:table-cell office:value-type="float" office:value="2" calcext:value-type="float">
            <text:p>2</text:p>
          </table:table-cell>
          <table:table-cell office:value-type="float" office:value="-254.946217643781" calcext:value-type="float">
            <text:p>-254.9462176438</text:p>
          </table:table-cell>
          <table:table-cell office:value-type="float" office:value="93.3648318993995" calcext:value-type="float">
            <text:p>93.3648318994</text:p>
          </table:table-cell>
          <table:table-cell office:value-type="float" office:value="2" calcext:value-type="float">
            <text:p>2</text:p>
          </table:table-cell>
          <table:table-cell office:value-type="float" office:value="-256.698029735093" calcext:value-type="float">
            <text:p>-256.6980297351</text:p>
          </table:table-cell>
          <table:table-cell office:value-type="float" office:value="91.6223588760089" calcext:value-type="float">
            <text:p>91.622358876</text:p>
          </table:table-cell>
          <table:table-cell office:value-type="float" office:value="2" calcext:value-type="float">
            <text:p>2</text:p>
          </table:table-cell>
          <table:table-cell office:value-type="float" office:value="-256.705052857751" calcext:value-type="float">
            <text:p>-256.7050528578</text:p>
          </table:table-cell>
          <table:table-cell office:value-type="float" office:value="93.3820685351246" calcext:value-type="float">
            <text:p>93.3820685351</text:p>
          </table:table-cell>
          <table:table-cell office:value-type="float" office:value="2" calcext:value-type="float">
            <text:p>2</text:p>
          </table:table-cell>
          <table:table-cell office:value-type="float" office:value="-131.834775788581" calcext:value-type="float">
            <text:p>-131.8347757886</text:p>
          </table:table-cell>
          <table:table-cell office:value-type="float" office:value="93.9179770577556" calcext:value-type="float">
            <text:p>93.9179770578</text:p>
          </table:table-cell>
          <table:table-cell office:value-type="float" office:value="2" calcext:value-type="float">
            <text:p>2</text:p>
          </table:table-cell>
          <table:table-cell office:value-type="float" office:value="-131.834775788581" calcext:value-type="float">
            <text:p>-131.8347757886</text:p>
          </table:table-cell>
          <table:table-cell office:value-type="float" office:value="93.9179770577556" calcext:value-type="float">
            <text:p>93.9179770578</text:p>
          </table:table-cell>
          <table:table-cell office:value-type="float" office:value="2" calcext:value-type="float">
            <text:p>2</text:p>
          </table:table-cell>
          <table:table-cell office:value-type="float" office:value="-256.705052857751" calcext:value-type="float">
            <text:p>-256.7050528578</text:p>
          </table:table-cell>
          <table:table-cell office:value-type="float" office:value="93.3820685351246" calcext:value-type="float">
            <text:p>93.3820685351</text:p>
          </table:table-cell>
          <table:table-cell office:value-type="float" office:value="2" calcext:value-type="float">
            <text:p>2</text:p>
          </table:table-cell>
          <table:table-cell office:value-type="float" office:value="-256.705052857751" calcext:value-type="float">
            <text:p>-256.7050528578</text:p>
          </table:table-cell>
          <table:table-cell office:value-type="float" office:value="93.3820685351246" calcext:value-type="float">
            <text:p>93.3820685351</text:p>
          </table:table-cell>
          <table:table-cell office:value-type="float" office:value="2" calcext:value-type="float">
            <text:p>2</text:p>
          </table:table-cell>
          <table:table-cell office:value-type="float" office:value="-256.705052857751" calcext:value-type="float">
            <text:p>-256.7050528578</text:p>
          </table:table-cell>
          <table:table-cell office:value-type="float" office:value="93.3820685351246" calcext:value-type="float">
            <text:p>93.38206853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2.32872873586" calcext:value-type="float">
            <text:p>252.3287287359</text:p>
          </table:table-cell>
          <table:table-cell office:value-type="float" office:value="-94.6091237374811" calcext:value-type="float">
            <text:p>-94.6091237375</text:p>
          </table:table-cell>
          <table:table-cell office:value-type="float" office:value="2" calcext:value-type="float">
            <text:p>2</text:p>
          </table:table-cell>
          <table:table-cell office:value-type="float" office:value="252.32872873586" calcext:value-type="float">
            <text:p>252.3287287359</text:p>
          </table:table-cell>
          <table:table-cell office:value-type="float" office:value="-94.6091237374811" calcext:value-type="float">
            <text:p>-94.6091237375</text:p>
          </table:table-cell>
          <table:table-cell office:value-type="float" office:value="2" calcext:value-type="float">
            <text:p>2</text:p>
          </table:table-cell>
          <table:table-cell office:value-type="float" office:value="252.32872873586" calcext:value-type="float">
            <text:p>252.3287287359</text:p>
          </table:table-cell>
          <table:table-cell office:value-type="float" office:value="-94.6091237374811" calcext:value-type="float">
            <text:p>-94.6091237375</text:p>
          </table:table-cell>
          <table:table-cell office:value-type="float" office:value="2" calcext:value-type="float">
            <text:p>2</text:p>
          </table:table-cell>
          <table:table-cell office:value-type="float" office:value="252.32872873586" calcext:value-type="float">
            <text:p>252.3287287359</text:p>
          </table:table-cell>
          <table:table-cell office:value-type="float" office:value="-94.6091237374811" calcext:value-type="float">
            <text:p>-94.6091237375</text:p>
          </table:table-cell>
          <table:table-cell office:value-type="float" office:value="2" calcext:value-type="float">
            <text:p>2</text:p>
          </table:table-cell>
          <table:table-cell office:value-type="float" office:value="250.569893521891" calcext:value-type="float">
            <text:p>250.5698935219</text:p>
          </table:table-cell>
          <table:table-cell office:value-type="float" office:value="-94.591887101756" calcext:value-type="float">
            <text:p>-94.5918871018</text:p>
          </table:table-cell>
          <table:table-cell office:value-type="float" office:value="2" calcext:value-type="float">
            <text:p>2</text:p>
          </table:table-cell>
          <table:table-cell office:value-type="float" office:value="252.32872873586" calcext:value-type="float">
            <text:p>252.3287287359</text:p>
          </table:table-cell>
          <table:table-cell office:value-type="float" office:value="-94.6091237374811" calcext:value-type="float">
            <text:p>-94.6091237375</text:p>
          </table:table-cell>
          <table:table-cell office:value-type="float" office:value="2" calcext:value-type="float">
            <text:p>2</text:p>
          </table:table-cell>
          <table:table-cell office:value-type="float" office:value="252.32872873586" calcext:value-type="float">
            <text:p>252.3287287359</text:p>
          </table:table-cell>
          <table:table-cell office:value-type="float" office:value="-94.6091237374811" calcext:value-type="float">
            <text:p>-94.6091237375</text:p>
          </table:table-cell>
          <table:table-cell office:value-type="float" office:value="2" calcext:value-type="float">
            <text:p>2</text:p>
          </table:table-cell>
          <table:table-cell office:value-type="float" office:value="252.32872873586" calcext:value-type="float">
            <text:p>252.3287287359</text:p>
          </table:table-cell>
          <table:table-cell office:value-type="float" office:value="-94.6091237374811" calcext:value-type="float">
            <text:p>-94.6091237375</text:p>
          </table:table-cell>
          <table:table-cell office:value-type="float" office:value="2" calcext:value-type="float">
            <text:p>2</text:p>
          </table:table-cell>
          <table:table-cell office:value-type="float" office:value="252.32872873586" calcext:value-type="float">
            <text:p>252.3287287359</text:p>
          </table:table-cell>
          <table:table-cell office:value-type="float" office:value="-94.6091237374811" calcext:value-type="float">
            <text:p>-94.6091237375</text:p>
          </table:table-cell>
          <table:table-cell office:value-type="float" office:value="2" calcext:value-type="float">
            <text:p>2</text:p>
          </table:table-cell>
          <table:table-cell office:value-type="float" office:value="252.32872873586" calcext:value-type="float">
            <text:p>252.3287287359</text:p>
          </table:table-cell>
          <table:table-cell office:value-type="float" office:value="-94.6091237374811" calcext:value-type="float">
            <text:p>-94.60912373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-129.324466450185" calcext:value-type="float">
            <text:p>-129.3244664502</text:p>
          </table:table-cell>
          <table:table-cell office:value-type="float" office:value="-94.3881931033579" calcext:value-type="float">
            <text:p>-94.3881931034</text:p>
          </table:table-cell>
          <table:table-cell office:value-type="float" office:value="2" calcext:value-type="float">
            <text:p>2</text:p>
          </table:table-cell>
          <table:table-cell office:value-type="float" office:value="-131.083301664154" calcext:value-type="float">
            <text:p>-131.0833016642</text:p>
          </table:table-cell>
          <table:table-cell office:value-type="float" office:value="-94.3709564676328" calcext:value-type="float">
            <text:p>-94.3709564676</text:p>
          </table:table-cell>
          <table:table-cell office:value-type="float" office:value="2" calcext:value-type="float">
            <text:p>2</text:p>
          </table:table-cell>
          <table:table-cell office:value-type="float" office:value="-131.083301664154" calcext:value-type="float">
            <text:p>-131.0833016642</text:p>
          </table:table-cell>
          <table:table-cell office:value-type="float" office:value="-94.3709564676328" calcext:value-type="float">
            <text:p>-94.3709564676</text:p>
          </table:table-cell>
          <table:table-cell office:value-type="float" office:value="2" calcext:value-type="float">
            <text:p>2</text:p>
          </table:table-cell>
          <table:table-cell office:value-type="float" office:value="-129.324466450185" calcext:value-type="float">
            <text:p>-129.3244664502</text:p>
          </table:table-cell>
          <table:table-cell office:value-type="float" office:value="-94.3881931033579" calcext:value-type="float">
            <text:p>-94.3881931034</text:p>
          </table:table-cell>
          <table:table-cell office:value-type="float" office:value="2" calcext:value-type="float">
            <text:p>2</text:p>
          </table:table-cell>
          <table:table-cell office:value-type="float" office:value="-131.090324786813" calcext:value-type="float">
            <text:p>-131.0903247868</text:p>
          </table:table-cell>
          <table:table-cell office:value-type="float" office:value="-92.6112468085171" calcext:value-type="float">
            <text:p>-92.6112468085</text:p>
          </table:table-cell>
          <table:table-cell office:value-type="float" office:value="2" calcext:value-type="float">
            <text:p>2</text:p>
          </table:table-cell>
          <table:table-cell office:value-type="float" office:value="-129.324466450185" calcext:value-type="float">
            <text:p>-129.3244664502</text:p>
          </table:table-cell>
          <table:table-cell office:value-type="float" office:value="-94.3881931033579" calcext:value-type="float">
            <text:p>-94.3881931034</text:p>
          </table:table-cell>
          <table:table-cell office:value-type="float" office:value="2" calcext:value-type="float">
            <text:p>2</text:p>
          </table:table-cell>
          <table:table-cell office:value-type="float" office:value="-129.324466450185" calcext:value-type="float">
            <text:p>-129.3244664502</text:p>
          </table:table-cell>
          <table:table-cell office:value-type="float" office:value="-94.3881931033579" calcext:value-type="float">
            <text:p>-94.3881931034</text:p>
          </table:table-cell>
          <table:table-cell office:value-type="float" office:value="2" calcext:value-type="float">
            <text:p>2</text:p>
          </table:table-cell>
          <table:table-cell office:value-type="float" office:value="-132.842136878124" calcext:value-type="float">
            <text:p>-132.8421368781</text:p>
          </table:table-cell>
          <table:table-cell office:value-type="float" office:value="-94.3537198319077" calcext:value-type="float">
            <text:p>-94.3537198319</text:p>
          </table:table-cell>
          <table:table-cell office:value-type="float" office:value="2" calcext:value-type="float">
            <text:p>2</text:p>
          </table:table-cell>
          <table:table-cell office:value-type="float" office:value="-131.083301664154" calcext:value-type="float">
            <text:p>-131.0833016642</text:p>
          </table:table-cell>
          <table:table-cell office:value-type="float" office:value="-94.3709564676328" calcext:value-type="float">
            <text:p>-94.3709564676</text:p>
          </table:table-cell>
          <table:table-cell office:value-type="float" office:value="2" calcext:value-type="float">
            <text:p>2</text:p>
          </table:table-cell>
          <table:table-cell office:value-type="float" office:value="-131.083301664154" calcext:value-type="float">
            <text:p>-131.0833016642</text:p>
          </table:table-cell>
          <table:table-cell office:value-type="float" office:value="-94.3709564676328" calcext:value-type="float">
            <text:p>-94.37095646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25.713662698037" calcext:value-type="float">
            <text:p>125.713662698</text:p>
          </table:table-cell>
          <table:table-cell office:value-type="float" office:value="-98.6472149426186" calcext:value-type="float">
            <text:p>-98.6472149426</text:p>
          </table:table-cell>
          <table:table-cell office:value-type="float" office:value="2" calcext:value-type="float">
            <text:p>2</text:p>
          </table:table-cell>
          <table:table-cell office:value-type="float" office:value="125.713662698037" calcext:value-type="float">
            <text:p>125.713662698</text:p>
          </table:table-cell>
          <table:table-cell office:value-type="float" office:value="-98.6472149426186" calcext:value-type="float">
            <text:p>-98.6472149426</text:p>
          </table:table-cell>
          <table:table-cell office:value-type="float" office:value="2" calcext:value-type="float">
            <text:p>2</text:p>
          </table:table-cell>
          <table:table-cell office:value-type="float" office:value="125.713662698037" calcext:value-type="float">
            <text:p>125.713662698</text:p>
          </table:table-cell>
          <table:table-cell office:value-type="float" office:value="-98.6472149426186" calcext:value-type="float">
            <text:p>-98.6472149426</text:p>
          </table:table-cell>
          <table:table-cell office:value-type="float" office:value="2" calcext:value-type="float">
            <text:p>2</text:p>
          </table:table-cell>
          <table:table-cell office:value-type="float" office:value="125.713662698037" calcext:value-type="float">
            <text:p>125.713662698</text:p>
          </table:table-cell>
          <table:table-cell office:value-type="float" office:value="-98.6472149426186" calcext:value-type="float">
            <text:p>-98.6472149426</text:p>
          </table:table-cell>
          <table:table-cell office:value-type="float" office:value="2" calcext:value-type="float">
            <text:p>2</text:p>
          </table:table-cell>
          <table:table-cell office:value-type="float" office:value="125.713662698037" calcext:value-type="float">
            <text:p>125.713662698</text:p>
          </table:table-cell>
          <table:table-cell office:value-type="float" office:value="-98.6472149426186" calcext:value-type="float">
            <text:p>-98.6472149426</text:p>
          </table:table-cell>
          <table:table-cell office:value-type="float" office:value="2" calcext:value-type="float">
            <text:p>2</text:p>
          </table:table-cell>
          <table:table-cell office:value-type="float" office:value="125.713662698037" calcext:value-type="float">
            <text:p>125.713662698</text:p>
          </table:table-cell>
          <table:table-cell office:value-type="float" office:value="-98.6472149426186" calcext:value-type="float">
            <text:p>-98.6472149426</text:p>
          </table:table-cell>
          <table:table-cell office:value-type="float" office:value="2" calcext:value-type="float">
            <text:p>2</text:p>
          </table:table-cell>
          <table:table-cell office:value-type="float" office:value="125.713662698037" calcext:value-type="float">
            <text:p>125.713662698</text:p>
          </table:table-cell>
          <table:table-cell office:value-type="float" office:value="-98.6472149426186" calcext:value-type="float">
            <text:p>-98.6472149426</text:p>
          </table:table-cell>
          <table:table-cell office:value-type="float" office:value="2" calcext:value-type="float">
            <text:p>2</text:p>
          </table:table-cell>
          <table:table-cell office:value-type="float" office:value="125.713662698037" calcext:value-type="float">
            <text:p>125.713662698</text:p>
          </table:table-cell>
          <table:table-cell office:value-type="float" office:value="-98.6472149426186" calcext:value-type="float">
            <text:p>-98.6472149426</text:p>
          </table:table-cell>
          <table:table-cell office:value-type="float" office:value="2" calcext:value-type="float">
            <text:p>2</text:p>
          </table:table-cell>
          <table:table-cell office:value-type="float" office:value="125.713662698037" calcext:value-type="float">
            <text:p>125.713662698</text:p>
          </table:table-cell>
          <table:table-cell office:value-type="float" office:value="-98.6472149426186" calcext:value-type="float">
            <text:p>-98.6472149426</text:p>
          </table:table-cell>
          <table:table-cell office:value-type="float" office:value="2" calcext:value-type="float">
            <text:p>2</text:p>
          </table:table-cell>
          <table:table-cell office:value-type="float" office:value="125.713662698037" calcext:value-type="float">
            <text:p>125.713662698</text:p>
          </table:table-cell>
          <table:table-cell office:value-type="float" office:value="-98.6472149426186" calcext:value-type="float">
            <text:p>-98.64721494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-257.705390824635" calcext:value-type="float">
            <text:p>-257.7053908246</text:p>
          </table:table-cell>
          <table:table-cell office:value-type="float" office:value="-96.6493380136545" calcext:value-type="float">
            <text:p>-96.6493380137</text:p>
          </table:table-cell>
          <table:table-cell office:value-type="float" office:value="2" calcext:value-type="float">
            <text:p>2</text:p>
          </table:table-cell>
          <table:table-cell office:value-type="float" office:value="-257.705390824635" calcext:value-type="float">
            <text:p>-257.7053908246</text:p>
          </table:table-cell>
          <table:table-cell office:value-type="float" office:value="-96.6493380136545" calcext:value-type="float">
            <text:p>-96.6493380137</text:p>
          </table:table-cell>
          <table:table-cell office:value-type="float" office:value="2" calcext:value-type="float">
            <text:p>2</text:p>
          </table:table-cell>
          <table:table-cell office:value-type="float" office:value="-257.705390824635" calcext:value-type="float">
            <text:p>-257.7053908246</text:p>
          </table:table-cell>
          <table:table-cell office:value-type="float" office:value="-96.6493380136545" calcext:value-type="float">
            <text:p>-96.6493380137</text:p>
          </table:table-cell>
          <table:table-cell office:value-type="float" office:value="2" calcext:value-type="float">
            <text:p>2</text:p>
          </table:table-cell>
          <table:table-cell office:value-type="float" office:value="-257.705390824635" calcext:value-type="float">
            <text:p>-257.7053908246</text:p>
          </table:table-cell>
          <table:table-cell office:value-type="float" office:value="-96.6493380136545" calcext:value-type="float">
            <text:p>-96.6493380137</text:p>
          </table:table-cell>
          <table:table-cell office:value-type="float" office:value="2" calcext:value-type="float">
            <text:p>2</text:p>
          </table:table-cell>
          <table:table-cell office:value-type="float" office:value="-257.705390824635" calcext:value-type="float">
            <text:p>-257.7053908246</text:p>
          </table:table-cell>
          <table:table-cell office:value-type="float" office:value="-96.6493380136545" calcext:value-type="float">
            <text:p>-96.6493380137</text:p>
          </table:table-cell>
          <table:table-cell office:value-type="float" office:value="2" calcext:value-type="float">
            <text:p>2</text:p>
          </table:table-cell>
          <table:table-cell office:value-type="float" office:value="-257.705390824635" calcext:value-type="float">
            <text:p>-257.7053908246</text:p>
          </table:table-cell>
          <table:table-cell office:value-type="float" office:value="-96.6493380136545" calcext:value-type="float">
            <text:p>-96.6493380137</text:p>
          </table:table-cell>
          <table:table-cell office:value-type="float" office:value="2" calcext:value-type="float">
            <text:p>2</text:p>
          </table:table-cell>
          <table:table-cell office:value-type="float" office:value="-257.705390824635" calcext:value-type="float">
            <text:p>-257.7053908246</text:p>
          </table:table-cell>
          <table:table-cell office:value-type="float" office:value="-96.6493380136545" calcext:value-type="float">
            <text:p>-96.6493380137</text:p>
          </table:table-cell>
          <table:table-cell office:value-type="float" office:value="2" calcext:value-type="float">
            <text:p>2</text:p>
          </table:table-cell>
          <table:table-cell office:value-type="float" office:value="-257.705390824635" calcext:value-type="float">
            <text:p>-257.7053908246</text:p>
          </table:table-cell>
          <table:table-cell office:value-type="float" office:value="-96.6493380136545" calcext:value-type="float">
            <text:p>-96.6493380137</text:p>
          </table:table-cell>
          <table:table-cell office:value-type="float" office:value="2" calcext:value-type="float">
            <text:p>2</text:p>
          </table:table-cell>
          <table:table-cell office:value-type="float" office:value="-257.705390824635" calcext:value-type="float">
            <text:p>-257.7053908246</text:p>
          </table:table-cell>
          <table:table-cell office:value-type="float" office:value="-96.6493380136545" calcext:value-type="float">
            <text:p>-96.6493380137</text:p>
          </table:table-cell>
          <table:table-cell office:value-type="float" office:value="2" calcext:value-type="float">
            <text:p>2</text:p>
          </table:table-cell>
          <table:table-cell office:value-type="float" office:value="-257.705390824635" calcext:value-type="float">
            <text:p>-257.7053908246</text:p>
          </table:table-cell>
          <table:table-cell office:value-type="float" office:value="-96.6493380136545" calcext:value-type="float">
            <text:p>-96.64933801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254.733691234383" calcext:value-type="float">
            <text:p>254.7336912344</text:p>
          </table:table-cell>
          <table:table-cell office:value-type="float" office:value="-256.519649011858" calcext:value-type="float">
            <text:p>-256.5196490119</text:p>
          </table:table-cell>
          <table:table-cell office:value-type="float" office:value="2" calcext:value-type="float">
            <text:p>2</text:p>
          </table:table-cell>
          <table:table-cell office:value-type="float" office:value="252.974856020414" calcext:value-type="float">
            <text:p>252.9748560204</text:p>
          </table:table-cell>
          <table:table-cell office:value-type="float" office:value="-256.502412376133" calcext:value-type="float">
            <text:p>-256.5024123761</text:p>
          </table:table-cell>
          <table:table-cell office:value-type="float" office:value="2" calcext:value-type="float">
            <text:p>2</text:p>
          </table:table-cell>
          <table:table-cell office:value-type="float" office:value="252.967832897756" calcext:value-type="float">
            <text:p>252.9678328978</text:p>
          </table:table-cell>
          <table:table-cell office:value-type="float" office:value="-254.742702717017" calcext:value-type="float">
            <text:p>-254.742702717</text:p>
          </table:table-cell>
          <table:table-cell office:value-type="float" office:value="2" calcext:value-type="float">
            <text:p>2</text:p>
          </table:table-cell>
          <table:table-cell office:value-type="float" office:value="252.967832897756" calcext:value-type="float">
            <text:p>252.9678328978</text:p>
          </table:table-cell>
          <table:table-cell office:value-type="float" office:value="-254.742702717017" calcext:value-type="float">
            <text:p>-254.742702717</text:p>
          </table:table-cell>
          <table:table-cell office:value-type="float" office:value="2" calcext:value-type="float">
            <text:p>2</text:p>
          </table:table-cell>
          <table:table-cell office:value-type="float" office:value="254.733691234383" calcext:value-type="float">
            <text:p>254.7336912344</text:p>
          </table:table-cell>
          <table:table-cell office:value-type="float" office:value="-256.519649011858" calcext:value-type="float">
            <text:p>-256.5196490119</text:p>
          </table:table-cell>
          <table:table-cell office:value-type="float" office:value="2" calcext:value-type="float">
            <text:p>2</text:p>
          </table:table-cell>
          <table:table-cell office:value-type="float" office:value="252.974856020414" calcext:value-type="float">
            <text:p>252.9748560204</text:p>
          </table:table-cell>
          <table:table-cell office:value-type="float" office:value="-256.502412376133" calcext:value-type="float">
            <text:p>-256.5024123761</text:p>
          </table:table-cell>
          <table:table-cell office:value-type="float" office:value="2" calcext:value-type="float">
            <text:p>2</text:p>
          </table:table-cell>
          <table:table-cell office:value-type="float" office:value="252.974856020414" calcext:value-type="float">
            <text:p>252.9748560204</text:p>
          </table:table-cell>
          <table:table-cell office:value-type="float" office:value="-256.502412376133" calcext:value-type="float">
            <text:p>-256.5024123761</text:p>
          </table:table-cell>
          <table:table-cell office:value-type="float" office:value="2" calcext:value-type="float">
            <text:p>2</text:p>
          </table:table-cell>
          <table:table-cell office:value-type="float" office:value="254.733691234383" calcext:value-type="float">
            <text:p>254.7336912344</text:p>
          </table:table-cell>
          <table:table-cell office:value-type="float" office:value="-256.519649011858" calcext:value-type="float">
            <text:p>-256.5196490119</text:p>
          </table:table-cell>
          <table:table-cell office:value-type="float" office:value="2" calcext:value-type="float">
            <text:p>2</text:p>
          </table:table-cell>
          <table:table-cell office:value-type="float" office:value="254.733691234383" calcext:value-type="float">
            <text:p>254.7336912344</text:p>
          </table:table-cell>
          <table:table-cell office:value-type="float" office:value="-256.519649011858" calcext:value-type="float">
            <text:p>-256.5196490119</text:p>
          </table:table-cell>
          <table:table-cell office:value-type="float" office:value="2" calcext:value-type="float">
            <text:p>2</text:p>
          </table:table-cell>
          <table:table-cell office:value-type="float" office:value="254.733691234383" calcext:value-type="float">
            <text:p>254.7336912344</text:p>
          </table:table-cell>
          <table:table-cell office:value-type="float" office:value="-256.519649011858" calcext:value-type="float">
            <text:p>-256.5196490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124.586908523305" calcext:value-type="float">
            <text:p>124.5869085233</text:p>
          </table:table-cell>
          <table:table-cell office:value-type="float" office:value="-257.003847627314" calcext:value-type="float">
            <text:p>-257.0038476273</text:p>
          </table:table-cell>
          <table:table-cell office:value-type="float" office:value="2" calcext:value-type="float">
            <text:p>2</text:p>
          </table:table-cell>
          <table:table-cell office:value-type="float" office:value="122.828073309336" calcext:value-type="float">
            <text:p>122.8280733093</text:p>
          </table:table-cell>
          <table:table-cell office:value-type="float" office:value="-256.986610991589" calcext:value-type="float">
            <text:p>-256.9866109916</text:p>
          </table:table-cell>
          <table:table-cell office:value-type="float" office:value="2" calcext:value-type="float">
            <text:p>2</text:p>
          </table:table-cell>
          <table:table-cell office:value-type="float" office:value="124.586908523305" calcext:value-type="float">
            <text:p>124.5869085233</text:p>
          </table:table-cell>
          <table:table-cell office:value-type="float" office:value="-257.003847627314" calcext:value-type="float">
            <text:p>-257.0038476273</text:p>
          </table:table-cell>
          <table:table-cell office:value-type="float" office:value="2" calcext:value-type="float">
            <text:p>2</text:p>
          </table:table-cell>
          <table:table-cell office:value-type="float" office:value="122.828073309336" calcext:value-type="float">
            <text:p>122.8280733093</text:p>
          </table:table-cell>
          <table:table-cell office:value-type="float" office:value="-256.986610991589" calcext:value-type="float">
            <text:p>-256.9866109916</text:p>
          </table:table-cell>
          <table:table-cell office:value-type="float" office:value="2" calcext:value-type="float">
            <text:p>2</text:p>
          </table:table-cell>
          <table:table-cell office:value-type="float" office:value="124.579885400647" calcext:value-type="float">
            <text:p>124.5798854006</text:p>
          </table:table-cell>
          <table:table-cell office:value-type="float" office:value="-255.244137968198" calcext:value-type="float">
            <text:p>-255.2441379682</text:p>
          </table:table-cell>
          <table:table-cell office:value-type="float" office:value="2" calcext:value-type="float">
            <text:p>2</text:p>
          </table:table-cell>
          <table:table-cell office:value-type="float" office:value="124.579885400647" calcext:value-type="float">
            <text:p>124.5798854006</text:p>
          </table:table-cell>
          <table:table-cell office:value-type="float" office:value="-255.244137968198" calcext:value-type="float">
            <text:p>-255.2441379682</text:p>
          </table:table-cell>
          <table:table-cell office:value-type="float" office:value="2" calcext:value-type="float">
            <text:p>2</text:p>
          </table:table-cell>
          <table:table-cell office:value-type="float" office:value="124.586908523305" calcext:value-type="float">
            <text:p>124.5869085233</text:p>
          </table:table-cell>
          <table:table-cell office:value-type="float" office:value="-257.003847627314" calcext:value-type="float">
            <text:p>-257.0038476273</text:p>
          </table:table-cell>
          <table:table-cell office:value-type="float" office:value="2" calcext:value-type="float">
            <text:p>2</text:p>
          </table:table-cell>
          <table:table-cell office:value-type="float" office:value="124.579885400647" calcext:value-type="float">
            <text:p>124.5798854006</text:p>
          </table:table-cell>
          <table:table-cell office:value-type="float" office:value="-255.244137968198" calcext:value-type="float">
            <text:p>-255.2441379682</text:p>
          </table:table-cell>
          <table:table-cell office:value-type="float" office:value="2" calcext:value-type="float">
            <text:p>2</text:p>
          </table:table-cell>
          <table:table-cell office:value-type="float" office:value="122.828073309336" calcext:value-type="float">
            <text:p>122.8280733093</text:p>
          </table:table-cell>
          <table:table-cell office:value-type="float" office:value="-256.986610991589" calcext:value-type="float">
            <text:p>-256.9866109916</text:p>
          </table:table-cell>
          <table:table-cell office:value-type="float" office:value="2" calcext:value-type="float">
            <text:p>2</text:p>
          </table:table-cell>
          <table:table-cell office:value-type="float" office:value="124.586908523305" calcext:value-type="float">
            <text:p>124.5869085233</text:p>
          </table:table-cell>
          <table:table-cell office:value-type="float" office:value="-257.003847627314" calcext:value-type="float">
            <text:p>-257.003847627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-260.583957090678" calcext:value-type="float">
            <text:p>-260.5839570907</text:p>
          </table:table-cell>
          <table:table-cell office:value-type="float" office:value="-256.74844372174" calcext:value-type="float">
            <text:p>-256.7484437217</text:p>
          </table:table-cell>
          <table:table-cell office:value-type="float" office:value="2" calcext:value-type="float">
            <text:p>2</text:p>
          </table:table-cell>
          <table:table-cell office:value-type="float" office:value="-260.583957090678" calcext:value-type="float">
            <text:p>-260.5839570907</text:p>
          </table:table-cell>
          <table:table-cell office:value-type="float" office:value="-256.74844372174" calcext:value-type="float">
            <text:p>-256.7484437217</text:p>
          </table:table-cell>
          <table:table-cell office:value-type="float" office:value="2" calcext:value-type="float">
            <text:p>2</text:p>
          </table:table-cell>
          <table:table-cell office:value-type="float" office:value="-260.583957090678" calcext:value-type="float">
            <text:p>-260.5839570907</text:p>
          </table:table-cell>
          <table:table-cell office:value-type="float" office:value="-256.74844372174" calcext:value-type="float">
            <text:p>-256.7484437217</text:p>
          </table:table-cell>
          <table:table-cell office:value-type="float" office:value="2" calcext:value-type="float">
            <text:p>2</text:p>
          </table:table-cell>
          <table:table-cell office:value-type="float" office:value="-260.590980213337" calcext:value-type="float">
            <text:p>-260.5909802133</text:p>
          </table:table-cell>
          <table:table-cell office:value-type="float" office:value="-254.988734062624" calcext:value-type="float">
            <text:p>-254.9887340626</text:p>
          </table:table-cell>
          <table:table-cell office:value-type="float" office:value="2" calcext:value-type="float">
            <text:p>2</text:p>
          </table:table-cell>
          <table:table-cell office:value-type="float" office:value="-258.825121876709" calcext:value-type="float">
            <text:p>-258.8251218767</text:p>
          </table:table-cell>
          <table:table-cell office:value-type="float" office:value="-256.765680357465" calcext:value-type="float">
            <text:p>-256.7656803575</text:p>
          </table:table-cell>
          <table:table-cell office:value-type="float" office:value="2" calcext:value-type="float">
            <text:p>2</text:p>
          </table:table-cell>
          <table:table-cell office:value-type="float" office:value="-260.590980213337" calcext:value-type="float">
            <text:p>-260.5909802133</text:p>
          </table:table-cell>
          <table:table-cell office:value-type="float" office:value="-254.988734062624" calcext:value-type="float">
            <text:p>-254.9887340626</text:p>
          </table:table-cell>
          <table:table-cell office:value-type="float" office:value="2" calcext:value-type="float">
            <text:p>2</text:p>
          </table:table-cell>
          <table:table-cell office:value-type="float" office:value="-258.832144999367" calcext:value-type="float">
            <text:p>-258.8321449994</text:p>
          </table:table-cell>
          <table:table-cell office:value-type="float" office:value="-255.00597069835" calcext:value-type="float">
            <text:p>-255.0059706984</text:p>
          </table:table-cell>
          <table:table-cell office:value-type="float" office:value="2" calcext:value-type="float">
            <text:p>2</text:p>
          </table:table-cell>
          <table:table-cell office:value-type="float" office:value="-260.583957090678" calcext:value-type="float">
            <text:p>-260.5839570907</text:p>
          </table:table-cell>
          <table:table-cell office:value-type="float" office:value="-256.74844372174" calcext:value-type="float">
            <text:p>-256.7484437217</text:p>
          </table:table-cell>
          <table:table-cell office:value-type="float" office:value="2" calcext:value-type="float">
            <text:p>2</text:p>
          </table:table-cell>
          <table:table-cell office:value-type="float" office:value="-258.832144999367" calcext:value-type="float">
            <text:p>-258.8321449994</text:p>
          </table:table-cell>
          <table:table-cell office:value-type="float" office:value="-255.00597069835" calcext:value-type="float">
            <text:p>-255.0059706984</text:p>
          </table:table-cell>
          <table:table-cell office:value-type="float" office:value="2" calcext:value-type="float">
            <text:p>2</text:p>
          </table:table-cell>
          <table:table-cell office:value-type="float" office:value="-260.590980213337" calcext:value-type="float">
            <text:p>-260.5909802133</text:p>
          </table:table-cell>
          <table:table-cell office:value-type="float" office:value="-254.988734062624" calcext:value-type="float">
            <text:p>-254.98873406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float" office:value="-130.4371743796" calcext:value-type="float">
            <text:p>-130.4371743796</text:p>
          </table:table-cell>
          <table:table-cell office:value-type="float" office:value="-256.264245106285" calcext:value-type="float">
            <text:p>-256.2642451063</text:p>
          </table:table-cell>
          <table:table-cell office:value-type="float" office:value="2" calcext:value-type="float">
            <text:p>2</text:p>
          </table:table-cell>
          <table:table-cell office:value-type="float" office:value="-130.4371743796" calcext:value-type="float">
            <text:p>-130.4371743796</text:p>
          </table:table-cell>
          <table:table-cell office:value-type="float" office:value="-256.264245106285" calcext:value-type="float">
            <text:p>-256.2642451063</text:p>
          </table:table-cell>
          <table:table-cell office:value-type="float" office:value="2" calcext:value-type="float">
            <text:p>2</text:p>
          </table:table-cell>
          <table:table-cell office:value-type="float" office:value="-130.4371743796" calcext:value-type="float">
            <text:p>-130.4371743796</text:p>
          </table:table-cell>
          <table:table-cell office:value-type="float" office:value="-256.264245106285" calcext:value-type="float">
            <text:p>-256.2642451063</text:p>
          </table:table-cell>
          <table:table-cell office:value-type="float" office:value="2" calcext:value-type="float">
            <text:p>2</text:p>
          </table:table-cell>
          <table:table-cell office:value-type="float" office:value="-130.4371743796" calcext:value-type="float">
            <text:p>-130.4371743796</text:p>
          </table:table-cell>
          <table:table-cell office:value-type="float" office:value="-256.264245106285" calcext:value-type="float">
            <text:p>-256.2642451063</text:p>
          </table:table-cell>
          <table:table-cell office:value-type="float" office:value="2" calcext:value-type="float">
            <text:p>2</text:p>
          </table:table-cell>
          <table:table-cell office:value-type="float" office:value="-130.4371743796" calcext:value-type="float">
            <text:p>-130.4371743796</text:p>
          </table:table-cell>
          <table:table-cell office:value-type="float" office:value="-256.264245106285" calcext:value-type="float">
            <text:p>-256.2642451063</text:p>
          </table:table-cell>
          <table:table-cell office:value-type="float" office:value="2" calcext:value-type="float">
            <text:p>2</text:p>
          </table:table-cell>
          <table:table-cell office:value-type="float" office:value="-130.4371743796" calcext:value-type="float">
            <text:p>-130.4371743796</text:p>
          </table:table-cell>
          <table:table-cell office:value-type="float" office:value="-256.264245106285" calcext:value-type="float">
            <text:p>-256.2642451063</text:p>
          </table:table-cell>
          <table:table-cell office:value-type="float" office:value="2" calcext:value-type="float">
            <text:p>2</text:p>
          </table:table-cell>
          <table:table-cell office:value-type="float" office:value="-130.4371743796" calcext:value-type="float">
            <text:p>-130.4371743796</text:p>
          </table:table-cell>
          <table:table-cell office:value-type="float" office:value="-256.264245106285" calcext:value-type="float">
            <text:p>-256.2642451063</text:p>
          </table:table-cell>
          <table:table-cell office:value-type="float" office:value="2" calcext:value-type="float">
            <text:p>2</text:p>
          </table:table-cell>
          <table:table-cell office:value-type="float" office:value="-130.4371743796" calcext:value-type="float">
            <text:p>-130.4371743796</text:p>
          </table:table-cell>
          <table:table-cell office:value-type="float" office:value="-256.264245106285" calcext:value-type="float">
            <text:p>-256.2642451063</text:p>
          </table:table-cell>
          <table:table-cell office:value-type="float" office:value="2" calcext:value-type="float">
            <text:p>2</text:p>
          </table:table-cell>
          <table:table-cell office:value-type="float" office:value="-130.4371743796" calcext:value-type="float">
            <text:p>-130.4371743796</text:p>
          </table:table-cell>
          <table:table-cell office:value-type="float" office:value="-256.264245106285" calcext:value-type="float">
            <text:p>-256.2642451063</text:p>
          </table:table-cell>
          <table:table-cell office:value-type="float" office:value="2" calcext:value-type="float">
            <text:p>2</text:p>
          </table:table-cell>
          <table:table-cell office:value-type="float" office:value="-130.4371743796" calcext:value-type="float">
            <text:p>-130.4371743796</text:p>
          </table:table-cell>
          <table:table-cell office:value-type="float" office:value="-256.264245106285" calcext:value-type="float">
            <text:p>-256.2642451063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3" table:style-name="ta1">
        <table:table-column table:style-name="co1" table:number-columns-repeated="33" table:default-cell-style-name="Default"/>
        <table:table-row table:style-name="ro1">
          <table:table-cell table:number-columns-repeated="2" office:value-type="float" office:value="240" calcext:value-type="float">
            <text:p>240</text:p>
          </table:table-cell>
          <table:table-cell/>
          <table:table-cell office:value-type="float" office:value="238.668442687701" calcext:value-type="float">
            <text:p>238.6684426877</text:p>
          </table:table-cell>
          <table:table-cell office:value-type="float" office:value="243.375787262825" calcext:value-type="float">
            <text:p>243.3757872628</text:p>
          </table:table-cell>
          <table:table-cell office:value-type="float" office:value="1" calcext:value-type="float">
            <text:p>1</text:p>
          </table:table-cell>
          <table:table-cell office:value-type="float" office:value="238.668442687701" calcext:value-type="float">
            <text:p>238.6684426877</text:p>
          </table:table-cell>
          <table:table-cell office:value-type="float" office:value="243.375787262825" calcext:value-type="float">
            <text:p>243.3757872628</text:p>
          </table:table-cell>
          <table:table-cell office:value-type="float" office:value="1" calcext:value-type="float">
            <text:p>1</text:p>
          </table:table-cell>
          <table:table-cell office:value-type="float" office:value="240.42727790167" calcext:value-type="float">
            <text:p>240.4272779017</text:p>
          </table:table-cell>
          <table:table-cell office:value-type="float" office:value="243.3585506271" calcext:value-type="float">
            <text:p>243.3585506271</text:p>
          </table:table-cell>
          <table:table-cell office:value-type="float" office:value="1" calcext:value-type="float">
            <text:p>1</text:p>
          </table:table-cell>
          <table:table-cell office:value-type="float" office:value="240.42727790167" calcext:value-type="float">
            <text:p>240.4272779017</text:p>
          </table:table-cell>
          <table:table-cell office:value-type="float" office:value="243.3585506271" calcext:value-type="float">
            <text:p>243.3585506271</text:p>
          </table:table-cell>
          <table:table-cell office:value-type="float" office:value="1" calcext:value-type="float">
            <text:p>1</text:p>
          </table:table-cell>
          <table:table-cell office:value-type="float" office:value="240.42727790167" calcext:value-type="float">
            <text:p>240.4272779017</text:p>
          </table:table-cell>
          <table:table-cell office:value-type="float" office:value="243.3585506271" calcext:value-type="float">
            <text:p>243.3585506271</text:p>
          </table:table-cell>
          <table:table-cell office:value-type="float" office:value="1" calcext:value-type="float">
            <text:p>1</text:p>
          </table:table-cell>
          <table:table-cell office:value-type="float" office:value="240.42727790167" calcext:value-type="float">
            <text:p>240.4272779017</text:p>
          </table:table-cell>
          <table:table-cell office:value-type="float" office:value="243.3585506271" calcext:value-type="float">
            <text:p>243.3585506271</text:p>
          </table:table-cell>
          <table:table-cell office:value-type="float" office:value="1" calcext:value-type="float">
            <text:p>1</text:p>
          </table:table-cell>
          <table:table-cell office:value-type="float" office:value="238.668442687701" calcext:value-type="float">
            <text:p>238.6684426877</text:p>
          </table:table-cell>
          <table:table-cell office:value-type="float" office:value="243.375787262825" calcext:value-type="float">
            <text:p>243.3757872628</text:p>
          </table:table-cell>
          <table:table-cell office:value-type="float" office:value="1" calcext:value-type="float">
            <text:p>1</text:p>
          </table:table-cell>
          <table:table-cell office:value-type="float" office:value="-121.885753053369" calcext:value-type="float">
            <text:p>-121.8857530534</text:p>
          </table:table-cell>
          <table:table-cell office:value-type="float" office:value="245.149587927362" calcext:value-type="float">
            <text:p>245.1495879274</text:p>
          </table:table-cell>
          <table:table-cell office:value-type="float" office:value="1" calcext:value-type="float">
            <text:p>1</text:p>
          </table:table-cell>
          <table:table-cell office:value-type="float" office:value="240.42727790167" calcext:value-type="float">
            <text:p>240.4272779017</text:p>
          </table:table-cell>
          <table:table-cell office:value-type="float" office:value="243.3585506271" calcext:value-type="float">
            <text:p>243.3585506271</text:p>
          </table:table-cell>
          <table:table-cell office:value-type="float" office:value="1" calcext:value-type="float">
            <text:p>1</text:p>
          </table:table-cell>
          <table:table-cell office:value-type="float" office:value="240.42727790167" calcext:value-type="float">
            <text:p>240.4272779017</text:p>
          </table:table-cell>
          <table:table-cell office:value-type="float" office:value="243.3585506271" calcext:value-type="float">
            <text:p>243.35855062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121.885753053369" calcext:value-type="float">
            <text:p>-121.8857530534</text:p>
          </table:table-cell>
          <table:table-cell office:value-type="float" office:value="245.149587927362" calcext:value-type="float">
            <text:p>245.1495879274</text:p>
          </table:table-cell>
          <table:table-cell office:value-type="float" office:value="1" calcext:value-type="float">
            <text:p>1</text:p>
          </table:table-cell>
          <table:table-cell office:value-type="float" office:value="-121.892776176028" calcext:value-type="float">
            <text:p>-121.892776176</text:p>
          </table:table-cell>
          <table:table-cell office:value-type="float" office:value="246.909297586478" calcext:value-type="float">
            <text:p>246.9092975865</text:p>
          </table:table-cell>
          <table:table-cell office:value-type="float" office:value="1" calcext:value-type="float">
            <text:p>1</text:p>
          </table:table-cell>
          <table:table-cell office:value-type="float" office:value="-121.892776176028" calcext:value-type="float">
            <text:p>-121.892776176</text:p>
          </table:table-cell>
          <table:table-cell office:value-type="float" office:value="246.909297586478" calcext:value-type="float">
            <text:p>246.9092975865</text:p>
          </table:table-cell>
          <table:table-cell office:value-type="float" office:value="1" calcext:value-type="float">
            <text:p>1</text:p>
          </table:table-cell>
          <table:table-cell office:value-type="float" office:value="-121.892776176028" calcext:value-type="float">
            <text:p>-121.892776176</text:p>
          </table:table-cell>
          <table:table-cell office:value-type="float" office:value="246.909297586478" calcext:value-type="float">
            <text:p>246.9092975865</text:p>
          </table:table-cell>
          <table:table-cell office:value-type="float" office:value="1" calcext:value-type="float">
            <text:p>1</text:p>
          </table:table-cell>
          <table:table-cell office:value-type="float" office:value="-121.892776176028" calcext:value-type="float">
            <text:p>-121.892776176</text:p>
          </table:table-cell>
          <table:table-cell office:value-type="float" office:value="246.909297586478" calcext:value-type="float">
            <text:p>246.9092975865</text:p>
          </table:table-cell>
          <table:table-cell office:value-type="float" office:value="1" calcext:value-type="float">
            <text:p>1</text:p>
          </table:table-cell>
          <table:table-cell office:value-type="float" office:value="-121.885753053369" calcext:value-type="float">
            <text:p>-121.8857530534</text:p>
          </table:table-cell>
          <table:table-cell office:value-type="float" office:value="245.149587927362" calcext:value-type="float">
            <text:p>245.1495879274</text:p>
          </table:table-cell>
          <table:table-cell office:value-type="float" office:value="1" calcext:value-type="float">
            <text:p>1</text:p>
          </table:table-cell>
          <table:table-cell office:value-type="float" office:value="-121.892776176028" calcext:value-type="float">
            <text:p>-121.892776176</text:p>
          </table:table-cell>
          <table:table-cell office:value-type="float" office:value="246.909297586478" calcext:value-type="float">
            <text:p>246.9092975865</text:p>
          </table:table-cell>
          <table:table-cell office:value-type="float" office:value="1" calcext:value-type="float">
            <text:p>1</text:p>
          </table:table-cell>
          <table:table-cell office:value-type="float" office:value="240.42727790167" calcext:value-type="float">
            <text:p>240.4272779017</text:p>
          </table:table-cell>
          <table:table-cell office:value-type="float" office:value="243.3585506271" calcext:value-type="float">
            <text:p>243.3585506271</text:p>
          </table:table-cell>
          <table:table-cell office:value-type="float" office:value="1" calcext:value-type="float">
            <text:p>1</text:p>
          </table:table-cell>
          <table:table-cell office:value-type="float" office:value="-121.892776176028" calcext:value-type="float">
            <text:p>-121.892776176</text:p>
          </table:table-cell>
          <table:table-cell office:value-type="float" office:value="246.909297586478" calcext:value-type="float">
            <text:p>246.9092975865</text:p>
          </table:table-cell>
          <table:table-cell office:value-type="float" office:value="1" calcext:value-type="float">
            <text:p>1</text:p>
          </table:table-cell>
          <table:table-cell office:value-type="float" office:value="-121.885753053369" calcext:value-type="float">
            <text:p>-121.8857530534</text:p>
          </table:table-cell>
          <table:table-cell office:value-type="float" office:value="245.149587927362" calcext:value-type="float">
            <text:p>245.14958792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19.074671260439" calcext:value-type="float">
            <text:p>119.0746712604</text:p>
          </table:table-cell>
          <table:table-cell office:value-type="float" office:value="242.788168833018" calcext:value-type="float">
            <text:p>242.788168833</text:p>
          </table:table-cell>
          <table:table-cell office:value-type="float" office:value="1" calcext:value-type="float">
            <text:p>1</text:p>
          </table:table-cell>
          <table:table-cell office:value-type="float" office:value="119.081694383098" calcext:value-type="float">
            <text:p>119.0816943831</text:p>
          </table:table-cell>
          <table:table-cell office:value-type="float" office:value="241.028459173902" calcext:value-type="float">
            <text:p>241.0284591739</text:p>
          </table:table-cell>
          <table:table-cell office:value-type="float" office:value="1" calcext:value-type="float">
            <text:p>1</text:p>
          </table:table-cell>
          <table:table-cell office:value-type="float" office:value="119.081694383098" calcext:value-type="float">
            <text:p>119.0816943831</text:p>
          </table:table-cell>
          <table:table-cell office:value-type="float" office:value="241.028459173902" calcext:value-type="float">
            <text:p>241.0284591739</text:p>
          </table:table-cell>
          <table:table-cell office:value-type="float" office:value="1" calcext:value-type="float">
            <text:p>1</text:p>
          </table:table-cell>
          <table:table-cell office:value-type="float" office:value="117.31583604647" calcext:value-type="float">
            <text:p>117.3158360465</text:p>
          </table:table-cell>
          <table:table-cell office:value-type="float" office:value="242.805405468743" calcext:value-type="float">
            <text:p>242.8054054687</text:p>
          </table:table-cell>
          <table:table-cell office:value-type="float" office:value="1" calcext:value-type="float">
            <text:p>1</text:p>
          </table:table-cell>
          <table:table-cell office:value-type="float" office:value="119.074671260439" calcext:value-type="float">
            <text:p>119.0746712604</text:p>
          </table:table-cell>
          <table:table-cell office:value-type="float" office:value="242.788168833018" calcext:value-type="float">
            <text:p>242.788168833</text:p>
          </table:table-cell>
          <table:table-cell office:value-type="float" office:value="1" calcext:value-type="float">
            <text:p>1</text:p>
          </table:table-cell>
          <table:table-cell office:value-type="float" office:value="119.074671260439" calcext:value-type="float">
            <text:p>119.0746712604</text:p>
          </table:table-cell>
          <table:table-cell office:value-type="float" office:value="242.788168833018" calcext:value-type="float">
            <text:p>242.788168833</text:p>
          </table:table-cell>
          <table:table-cell office:value-type="float" office:value="1" calcext:value-type="float">
            <text:p>1</text:p>
          </table:table-cell>
          <table:table-cell office:value-type="float" office:value="119.081694383098" calcext:value-type="float">
            <text:p>119.0816943831</text:p>
          </table:table-cell>
          <table:table-cell office:value-type="float" office:value="241.028459173902" calcext:value-type="float">
            <text:p>241.0284591739</text:p>
          </table:table-cell>
          <table:table-cell office:value-type="float" office:value="1" calcext:value-type="float">
            <text:p>1</text:p>
          </table:table-cell>
          <table:table-cell office:value-type="float" office:value="117.31583604647" calcext:value-type="float">
            <text:p>117.3158360465</text:p>
          </table:table-cell>
          <table:table-cell office:value-type="float" office:value="242.805405468743" calcext:value-type="float">
            <text:p>242.8054054687</text:p>
          </table:table-cell>
          <table:table-cell office:value-type="float" office:value="1" calcext:value-type="float">
            <text:p>1</text:p>
          </table:table-cell>
          <table:table-cell office:value-type="float" office:value="117.322859169128" calcext:value-type="float">
            <text:p>117.3228591691</text:p>
          </table:table-cell>
          <table:table-cell office:value-type="float" office:value="241.045695809628" calcext:value-type="float">
            <text:p>241.0456958096</text:p>
          </table:table-cell>
          <table:table-cell office:value-type="float" office:value="1" calcext:value-type="float">
            <text:p>1</text:p>
          </table:table-cell>
          <table:table-cell office:value-type="float" office:value="117.31583604647" calcext:value-type="float">
            <text:p>117.3158360465</text:p>
          </table:table-cell>
          <table:table-cell office:value-type="float" office:value="242.805405468743" calcext:value-type="float">
            <text:p>242.80540546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-241.458455112656" calcext:value-type="float">
            <text:p>-241.4584551127</text:p>
          </table:table-cell>
          <table:table-cell office:value-type="float" office:value="239.282840520208" calcext:value-type="float">
            <text:p>239.2828405202</text:p>
          </table:table-cell>
          <table:table-cell office:value-type="float" office:value="1" calcext:value-type="float">
            <text:p>1</text:p>
          </table:table-cell>
          <table:table-cell office:value-type="float" office:value="-241.458455112656" calcext:value-type="float">
            <text:p>-241.4584551127</text:p>
          </table:table-cell>
          <table:table-cell office:value-type="float" office:value="239.282840520208" calcext:value-type="float">
            <text:p>239.2828405202</text:p>
          </table:table-cell>
          <table:table-cell office:value-type="float" office:value="1" calcext:value-type="float">
            <text:p>1</text:p>
          </table:table-cell>
          <table:table-cell office:value-type="float" office:value="-241.458455112656" calcext:value-type="float">
            <text:p>-241.4584551127</text:p>
          </table:table-cell>
          <table:table-cell office:value-type="float" office:value="239.282840520208" calcext:value-type="float">
            <text:p>239.2828405202</text:p>
          </table:table-cell>
          <table:table-cell office:value-type="float" office:value="1" calcext:value-type="float">
            <text:p>1</text:p>
          </table:table-cell>
          <table:table-cell office:value-type="float" office:value="-241.458455112656" calcext:value-type="float">
            <text:p>-241.4584551127</text:p>
          </table:table-cell>
          <table:table-cell office:value-type="float" office:value="239.282840520208" calcext:value-type="float">
            <text:p>239.2828405202</text:p>
          </table:table-cell>
          <table:table-cell office:value-type="float" office:value="1" calcext:value-type="float">
            <text:p>1</text:p>
          </table:table-cell>
          <table:table-cell office:value-type="float" office:value="-241.458455112656" calcext:value-type="float">
            <text:p>-241.4584551127</text:p>
          </table:table-cell>
          <table:table-cell office:value-type="float" office:value="239.282840520208" calcext:value-type="float">
            <text:p>239.2828405202</text:p>
          </table:table-cell>
          <table:table-cell office:value-type="float" office:value="1" calcext:value-type="float">
            <text:p>1</text:p>
          </table:table-cell>
          <table:table-cell office:value-type="float" office:value="-241.465478235314" calcext:value-type="float">
            <text:p>-241.4654782353</text:p>
          </table:table-cell>
          <table:table-cell office:value-type="float" office:value="241.042550179324" calcext:value-type="float">
            <text:p>241.0425501793</text:p>
          </table:table-cell>
          <table:table-cell office:value-type="float" office:value="1" calcext:value-type="float">
            <text:p>1</text:p>
          </table:table-cell>
          <table:table-cell office:value-type="float" office:value="-241.465478235314" calcext:value-type="float">
            <text:p>-241.4654782353</text:p>
          </table:table-cell>
          <table:table-cell office:value-type="float" office:value="241.042550179324" calcext:value-type="float">
            <text:p>241.0425501793</text:p>
          </table:table-cell>
          <table:table-cell office:value-type="float" office:value="1" calcext:value-type="float">
            <text:p>1</text:p>
          </table:table-cell>
          <table:table-cell office:value-type="float" office:value="-241.458455112656" calcext:value-type="float">
            <text:p>-241.4584551127</text:p>
          </table:table-cell>
          <table:table-cell office:value-type="float" office:value="239.282840520208" calcext:value-type="float">
            <text:p>239.2828405202</text:p>
          </table:table-cell>
          <table:table-cell office:value-type="float" office:value="1" calcext:value-type="float">
            <text:p>1</text:p>
          </table:table-cell>
          <table:table-cell office:value-type="float" office:value="-243.217290326626" calcext:value-type="float">
            <text:p>-243.2172903266</text:p>
          </table:table-cell>
          <table:table-cell office:value-type="float" office:value="239.300077155933" calcext:value-type="float">
            <text:p>239.3000771559</text:p>
          </table:table-cell>
          <table:table-cell office:value-type="float" office:value="1" calcext:value-type="float">
            <text:p>1</text:p>
          </table:table-cell>
          <table:table-cell office:value-type="float" office:value="-241.458455112656" calcext:value-type="float">
            <text:p>-241.4584551127</text:p>
          </table:table-cell>
          <table:table-cell office:value-type="float" office:value="239.282840520208" calcext:value-type="float">
            <text:p>239.2828405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42.790101664244" calcext:value-type="float">
            <text:p>242.7901016642</text:p>
          </table:table-cell>
          <table:table-cell office:value-type="float" office:value="92.0062833074173" calcext:value-type="float">
            <text:p>92.0062833074</text:p>
          </table:table-cell>
          <table:table-cell office:value-type="float" office:value="1" calcext:value-type="float">
            <text:p>1</text:p>
          </table:table-cell>
          <table:table-cell office:value-type="float" office:value="242.790101664244" calcext:value-type="float">
            <text:p>242.7901016642</text:p>
          </table:table-cell>
          <table:table-cell office:value-type="float" office:value="92.0062833074173" calcext:value-type="float">
            <text:p>92.0062833074</text:p>
          </table:table-cell>
          <table:table-cell office:value-type="float" office:value="1" calcext:value-type="float">
            <text:p>1</text:p>
          </table:table-cell>
          <table:table-cell office:value-type="float" office:value="242.790101664244" calcext:value-type="float">
            <text:p>242.7901016642</text:p>
          </table:table-cell>
          <table:table-cell office:value-type="float" office:value="92.0062833074173" calcext:value-type="float">
            <text:p>92.0062833074</text:p>
          </table:table-cell>
          <table:table-cell office:value-type="float" office:value="1" calcext:value-type="float">
            <text:p>1</text:p>
          </table:table-cell>
          <table:table-cell office:value-type="float" office:value="242.790101664244" calcext:value-type="float">
            <text:p>242.7901016642</text:p>
          </table:table-cell>
          <table:table-cell office:value-type="float" office:value="92.0062833074173" calcext:value-type="float">
            <text:p>92.0062833074</text:p>
          </table:table-cell>
          <table:table-cell office:value-type="float" office:value="1" calcext:value-type="float">
            <text:p>1</text:p>
          </table:table-cell>
          <table:table-cell office:value-type="float" office:value="242.790101664244" calcext:value-type="float">
            <text:p>242.7901016642</text:p>
          </table:table-cell>
          <table:table-cell office:value-type="float" office:value="92.0062833074173" calcext:value-type="float">
            <text:p>92.0062833074</text:p>
          </table:table-cell>
          <table:table-cell office:value-type="float" office:value="1" calcext:value-type="float">
            <text:p>1</text:p>
          </table:table-cell>
          <table:table-cell office:value-type="float" office:value="242.790101664244" calcext:value-type="float">
            <text:p>242.7901016642</text:p>
          </table:table-cell>
          <table:table-cell office:value-type="float" office:value="92.0062833074173" calcext:value-type="float">
            <text:p>92.0062833074</text:p>
          </table:table-cell>
          <table:table-cell office:value-type="float" office:value="1" calcext:value-type="float">
            <text:p>1</text:p>
          </table:table-cell>
          <table:table-cell office:value-type="float" office:value="242.790101664244" calcext:value-type="float">
            <text:p>242.7901016642</text:p>
          </table:table-cell>
          <table:table-cell office:value-type="float" office:value="92.0062833074173" calcext:value-type="float">
            <text:p>92.0062833074</text:p>
          </table:table-cell>
          <table:table-cell office:value-type="float" office:value="1" calcext:value-type="float">
            <text:p>1</text:p>
          </table:table-cell>
          <table:table-cell office:value-type="float" office:value="242.790101664244" calcext:value-type="float">
            <text:p>242.7901016642</text:p>
          </table:table-cell>
          <table:table-cell office:value-type="float" office:value="92.0062833074173" calcext:value-type="float">
            <text:p>92.0062833074</text:p>
          </table:table-cell>
          <table:table-cell office:value-type="float" office:value="1" calcext:value-type="float">
            <text:p>1</text:p>
          </table:table-cell>
          <table:table-cell office:value-type="float" office:value="242.790101664244" calcext:value-type="float">
            <text:p>242.7901016642</text:p>
          </table:table-cell>
          <table:table-cell office:value-type="float" office:value="92.0062833074173" calcext:value-type="float">
            <text:p>92.0062833074</text:p>
          </table:table-cell>
          <table:table-cell office:value-type="float" office:value="1" calcext:value-type="float">
            <text:p>1</text:p>
          </table:table-cell>
          <table:table-cell office:value-type="float" office:value="242.790101664244" calcext:value-type="float">
            <text:p>242.7901016642</text:p>
          </table:table-cell>
          <table:table-cell office:value-type="float" office:value="92.0062833074173" calcext:value-type="float">
            <text:p>92.0062833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23.203353359641" calcext:value-type="float">
            <text:p>123.2033533596</text:p>
          </table:table-cell>
          <table:table-cell office:value-type="float" office:value="89.658955218495" calcext:value-type="float">
            <text:p>89.6589552185</text:p>
          </table:table-cell>
          <table:table-cell office:value-type="float" office:value="1" calcext:value-type="float">
            <text:p>1</text:p>
          </table:table-cell>
          <table:table-cell office:value-type="float" office:value="123.203353359641" calcext:value-type="float">
            <text:p>123.2033533596</text:p>
          </table:table-cell>
          <table:table-cell office:value-type="float" office:value="89.658955218495" calcext:value-type="float">
            <text:p>89.6589552185</text:p>
          </table:table-cell>
          <table:table-cell office:value-type="float" office:value="1" calcext:value-type="float">
            <text:p>1</text:p>
          </table:table-cell>
          <table:table-cell office:value-type="float" office:value="123.203353359641" calcext:value-type="float">
            <text:p>123.2033533596</text:p>
          </table:table-cell>
          <table:table-cell office:value-type="float" office:value="89.658955218495" calcext:value-type="float">
            <text:p>89.6589552185</text:p>
          </table:table-cell>
          <table:table-cell office:value-type="float" office:value="1" calcext:value-type="float">
            <text:p>1</text:p>
          </table:table-cell>
          <table:table-cell office:value-type="float" office:value="123.203353359641" calcext:value-type="float">
            <text:p>123.2033533596</text:p>
          </table:table-cell>
          <table:table-cell office:value-type="float" office:value="89.658955218495" calcext:value-type="float">
            <text:p>89.6589552185</text:p>
          </table:table-cell>
          <table:table-cell office:value-type="float" office:value="1" calcext:value-type="float">
            <text:p>1</text:p>
          </table:table-cell>
          <table:table-cell office:value-type="float" office:value="123.203353359641" calcext:value-type="float">
            <text:p>123.2033533596</text:p>
          </table:table-cell>
          <table:table-cell office:value-type="float" office:value="89.658955218495" calcext:value-type="float">
            <text:p>89.6589552185</text:p>
          </table:table-cell>
          <table:table-cell office:value-type="float" office:value="1" calcext:value-type="float">
            <text:p>1</text:p>
          </table:table-cell>
          <table:table-cell office:value-type="float" office:value="123.203353359641" calcext:value-type="float">
            <text:p>123.2033533596</text:p>
          </table:table-cell>
          <table:table-cell office:value-type="float" office:value="89.658955218495" calcext:value-type="float">
            <text:p>89.6589552185</text:p>
          </table:table-cell>
          <table:table-cell office:value-type="float" office:value="1" calcext:value-type="float">
            <text:p>1</text:p>
          </table:table-cell>
          <table:table-cell office:value-type="float" office:value="123.196330236983" calcext:value-type="float">
            <text:p>123.196330237</text:p>
          </table:table-cell>
          <table:table-cell office:value-type="float" office:value="91.4186648776108" calcext:value-type="float">
            <text:p>91.4186648776</text:p>
          </table:table-cell>
          <table:table-cell office:value-type="float" office:value="1" calcext:value-type="float">
            <text:p>1</text:p>
          </table:table-cell>
          <table:table-cell office:value-type="float" office:value="123.196330236983" calcext:value-type="float">
            <text:p>123.196330237</text:p>
          </table:table-cell>
          <table:table-cell office:value-type="float" office:value="91.4186648776108" calcext:value-type="float">
            <text:p>91.4186648776</text:p>
          </table:table-cell>
          <table:table-cell office:value-type="float" office:value="1" calcext:value-type="float">
            <text:p>1</text:p>
          </table:table-cell>
          <table:table-cell office:value-type="float" office:value="123.196330236983" calcext:value-type="float">
            <text:p>123.196330237</text:p>
          </table:table-cell>
          <table:table-cell office:value-type="float" office:value="91.4186648776108" calcext:value-type="float">
            <text:p>91.4186648776</text:p>
          </table:table-cell>
          <table:table-cell office:value-type="float" office:value="1" calcext:value-type="float">
            <text:p>1</text:p>
          </table:table-cell>
          <table:table-cell office:value-type="float" office:value="123.196330236983" calcext:value-type="float">
            <text:p>123.196330237</text:p>
          </table:table-cell>
          <table:table-cell office:value-type="float" office:value="91.4186648776108" calcext:value-type="float">
            <text:p>91.41866487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123.026553473418" calcext:value-type="float">
            <text:p>-123.0265534734</text:p>
          </table:table-cell>
          <table:table-cell office:value-type="float" office:value="90.3123745608984" calcext:value-type="float">
            <text:p>90.3123745609</text:p>
          </table:table-cell>
          <table:table-cell office:value-type="float" office:value="1" calcext:value-type="float">
            <text:p>1</text:p>
          </table:table-cell>
          <table:table-cell office:value-type="float" office:value="-123.026553473418" calcext:value-type="float">
            <text:p>-123.0265534734</text:p>
          </table:table-cell>
          <table:table-cell office:value-type="float" office:value="90.3123745608984" calcext:value-type="float">
            <text:p>90.3123745609</text:p>
          </table:table-cell>
          <table:table-cell office:value-type="float" office:value="1" calcext:value-type="float">
            <text:p>1</text:p>
          </table:table-cell>
          <table:table-cell office:value-type="float" office:value="-123.026553473418" calcext:value-type="float">
            <text:p>-123.0265534734</text:p>
          </table:table-cell>
          <table:table-cell office:value-type="float" office:value="90.3123745608984" calcext:value-type="float">
            <text:p>90.3123745609</text:p>
          </table:table-cell>
          <table:table-cell office:value-type="float" office:value="1" calcext:value-type="float">
            <text:p>1</text:p>
          </table:table-cell>
          <table:table-cell office:value-type="float" office:value="-123.026553473418" calcext:value-type="float">
            <text:p>-123.0265534734</text:p>
          </table:table-cell>
          <table:table-cell office:value-type="float" office:value="90.3123745608984" calcext:value-type="float">
            <text:p>90.3123745609</text:p>
          </table:table-cell>
          <table:table-cell office:value-type="float" office:value="1" calcext:value-type="float">
            <text:p>1</text:p>
          </table:table-cell>
          <table:table-cell office:value-type="float" office:value="-123.026553473418" calcext:value-type="float">
            <text:p>-123.0265534734</text:p>
          </table:table-cell>
          <table:table-cell office:value-type="float" office:value="90.3123745608984" calcext:value-type="float">
            <text:p>90.3123745609</text:p>
          </table:table-cell>
          <table:table-cell office:value-type="float" office:value="1" calcext:value-type="float">
            <text:p>1</text:p>
          </table:table-cell>
          <table:table-cell office:value-type="float" office:value="-121.267718259448" calcext:value-type="float">
            <text:p>-121.2677182594</text:p>
          </table:table-cell>
          <table:table-cell office:value-type="float" office:value="90.2951379251733" calcext:value-type="float">
            <text:p>90.2951379252</text:p>
          </table:table-cell>
          <table:table-cell office:value-type="float" office:value="1" calcext:value-type="float">
            <text:p>1</text:p>
          </table:table-cell>
          <table:table-cell office:value-type="float" office:value="-121.267718259448" calcext:value-type="float">
            <text:p>-121.2677182594</text:p>
          </table:table-cell>
          <table:table-cell office:value-type="float" office:value="90.2951379251733" calcext:value-type="float">
            <text:p>90.2951379252</text:p>
          </table:table-cell>
          <table:table-cell office:value-type="float" office:value="1" calcext:value-type="float">
            <text:p>1</text:p>
          </table:table-cell>
          <table:table-cell office:value-type="float" office:value="-123.026553473418" calcext:value-type="float">
            <text:p>-123.0265534734</text:p>
          </table:table-cell>
          <table:table-cell office:value-type="float" office:value="90.3123745608984" calcext:value-type="float">
            <text:p>90.3123745609</text:p>
          </table:table-cell>
          <table:table-cell office:value-type="float" office:value="1" calcext:value-type="float">
            <text:p>1</text:p>
          </table:table-cell>
          <table:table-cell office:value-type="float" office:value="-123.026553473418" calcext:value-type="float">
            <text:p>-123.0265534734</text:p>
          </table:table-cell>
          <table:table-cell office:value-type="float" office:value="90.3123745608984" calcext:value-type="float">
            <text:p>90.3123745609</text:p>
          </table:table-cell>
          <table:table-cell office:value-type="float" office:value="1" calcext:value-type="float">
            <text:p>1</text:p>
          </table:table-cell>
          <table:table-cell office:value-type="float" office:value="-123.033576596076" calcext:value-type="float">
            <text:p>-123.0335765961</text:p>
          </table:table-cell>
          <table:table-cell office:value-type="float" office:value="92.0720842200142" calcext:value-type="float">
            <text:p>92.072084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-242.620324900679" calcext:value-type="float">
            <text:p>-242.6203249007</text:p>
          </table:table-cell>
          <table:table-cell office:value-type="float" office:value="89.724756131092" calcext:value-type="float">
            <text:p>89.7247561311</text:p>
          </table:table-cell>
          <table:table-cell office:value-type="float" office:value="1" calcext:value-type="float">
            <text:p>1</text:p>
          </table:table-cell>
          <table:table-cell office:value-type="float" office:value="-240.86148968671" calcext:value-type="float">
            <text:p>-240.8614896867</text:p>
          </table:table-cell>
          <table:table-cell office:value-type="float" office:value="89.7075194953669" calcext:value-type="float">
            <text:p>89.7075194954</text:p>
          </table:table-cell>
          <table:table-cell office:value-type="float" office:value="1" calcext:value-type="float">
            <text:p>1</text:p>
          </table:table-cell>
          <table:table-cell office:value-type="float" office:value="-240.86148968671" calcext:value-type="float">
            <text:p>-240.8614896867</text:p>
          </table:table-cell>
          <table:table-cell office:value-type="float" office:value="89.7075194953669" calcext:value-type="float">
            <text:p>89.7075194954</text:p>
          </table:table-cell>
          <table:table-cell office:value-type="float" office:value="1" calcext:value-type="float">
            <text:p>1</text:p>
          </table:table-cell>
          <table:table-cell office:value-type="float" office:value="-242.620324900679" calcext:value-type="float">
            <text:p>-242.6203249007</text:p>
          </table:table-cell>
          <table:table-cell office:value-type="float" office:value="89.724756131092" calcext:value-type="float">
            <text:p>89.7247561311</text:p>
          </table:table-cell>
          <table:table-cell office:value-type="float" office:value="1" calcext:value-type="float">
            <text:p>1</text:p>
          </table:table-cell>
          <table:table-cell office:value-type="float" office:value="-240.86148968671" calcext:value-type="float">
            <text:p>-240.8614896867</text:p>
          </table:table-cell>
          <table:table-cell office:value-type="float" office:value="89.7075194953669" calcext:value-type="float">
            <text:p>89.7075194954</text:p>
          </table:table-cell>
          <table:table-cell office:value-type="float" office:value="1" calcext:value-type="float">
            <text:p>1</text:p>
          </table:table-cell>
          <table:table-cell office:value-type="float" office:value="-240.86148968671" calcext:value-type="float">
            <text:p>-240.8614896867</text:p>
          </table:table-cell>
          <table:table-cell office:value-type="float" office:value="89.7075194953669" calcext:value-type="float">
            <text:p>89.7075194954</text:p>
          </table:table-cell>
          <table:table-cell office:value-type="float" office:value="1" calcext:value-type="float">
            <text:p>1</text:p>
          </table:table-cell>
          <table:table-cell office:value-type="float" office:value="-240.86148968671" calcext:value-type="float">
            <text:p>-240.8614896867</text:p>
          </table:table-cell>
          <table:table-cell office:value-type="float" office:value="89.7075194953669" calcext:value-type="float">
            <text:p>89.7075194954</text:p>
          </table:table-cell>
          <table:table-cell office:value-type="float" office:value="1" calcext:value-type="float">
            <text:p>1</text:p>
          </table:table-cell>
          <table:table-cell office:value-type="float" office:value="-242.620324900679" calcext:value-type="float">
            <text:p>-242.6203249007</text:p>
          </table:table-cell>
          <table:table-cell office:value-type="float" office:value="89.724756131092" calcext:value-type="float">
            <text:p>89.7247561311</text:p>
          </table:table-cell>
          <table:table-cell office:value-type="float" office:value="1" calcext:value-type="float">
            <text:p>1</text:p>
          </table:table-cell>
          <table:table-cell office:value-type="float" office:value="-240.86148968671" calcext:value-type="float">
            <text:p>-240.8614896867</text:p>
          </table:table-cell>
          <table:table-cell office:value-type="float" office:value="89.7075194953669" calcext:value-type="float">
            <text:p>89.7075194954</text:p>
          </table:table-cell>
          <table:table-cell office:value-type="float" office:value="1" calcext:value-type="float">
            <text:p>1</text:p>
          </table:table-cell>
          <table:table-cell office:value-type="float" office:value="-240.86148968671" calcext:value-type="float">
            <text:p>-240.8614896867</text:p>
          </table:table-cell>
          <table:table-cell office:value-type="float" office:value="89.7075194953669" calcext:value-type="float">
            <text:p>89.70751949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90" calcext:value-type="float">
            <text:p>-90</text:p>
          </table:table-cell>
          <table:table-cell/>
          <table:table-cell office:value-type="float" office:value="243.527529543355" calcext:value-type="float">
            <text:p>243.5275295434</text:p>
          </table:table-cell>
          <table:table-cell office:value-type="float" office:value="-92.7632308997397" calcext:value-type="float">
            <text:p>-92.7632308997</text:p>
          </table:table-cell>
          <table:table-cell office:value-type="float" office:value="1" calcext:value-type="float">
            <text:p>1</text:p>
          </table:table-cell>
          <table:table-cell office:value-type="float" office:value="241.768694329385" calcext:value-type="float">
            <text:p>241.7686943294</text:p>
          </table:table-cell>
          <table:table-cell office:value-type="float" office:value="-92.7459942640146" calcext:value-type="float">
            <text:p>-92.745994264</text:p>
          </table:table-cell>
          <table:table-cell office:value-type="float" office:value="1" calcext:value-type="float">
            <text:p>1</text:p>
          </table:table-cell>
          <table:table-cell office:value-type="float" office:value="243.527529543355" calcext:value-type="float">
            <text:p>243.5275295434</text:p>
          </table:table-cell>
          <table:table-cell office:value-type="float" office:value="-92.7632308997397" calcext:value-type="float">
            <text:p>-92.7632308997</text:p>
          </table:table-cell>
          <table:table-cell office:value-type="float" office:value="1" calcext:value-type="float">
            <text:p>1</text:p>
          </table:table-cell>
          <table:table-cell office:value-type="float" office:value="241.768694329385" calcext:value-type="float">
            <text:p>241.7686943294</text:p>
          </table:table-cell>
          <table:table-cell office:value-type="float" office:value="-92.7459942640146" calcext:value-type="float">
            <text:p>-92.745994264</text:p>
          </table:table-cell>
          <table:table-cell office:value-type="float" office:value="1" calcext:value-type="float">
            <text:p>1</text:p>
          </table:table-cell>
          <table:table-cell office:value-type="float" office:value="241.768694329385" calcext:value-type="float">
            <text:p>241.7686943294</text:p>
          </table:table-cell>
          <table:table-cell office:value-type="float" office:value="-92.7459942640146" calcext:value-type="float">
            <text:p>-92.745994264</text:p>
          </table:table-cell>
          <table:table-cell office:value-type="float" office:value="1" calcext:value-type="float">
            <text:p>1</text:p>
          </table:table-cell>
          <table:table-cell office:value-type="float" office:value="243.527529543355" calcext:value-type="float">
            <text:p>243.5275295434</text:p>
          </table:table-cell>
          <table:table-cell office:value-type="float" office:value="-92.7632308997397" calcext:value-type="float">
            <text:p>-92.7632308997</text:p>
          </table:table-cell>
          <table:table-cell office:value-type="float" office:value="1" calcext:value-type="float">
            <text:p>1</text:p>
          </table:table-cell>
          <table:table-cell office:value-type="float" office:value="243.527529543355" calcext:value-type="float">
            <text:p>243.5275295434</text:p>
          </table:table-cell>
          <table:table-cell office:value-type="float" office:value="-92.7632308997397" calcext:value-type="float">
            <text:p>-92.7632308997</text:p>
          </table:table-cell>
          <table:table-cell office:value-type="float" office:value="1" calcext:value-type="float">
            <text:p>1</text:p>
          </table:table-cell>
          <table:table-cell office:value-type="float" office:value="243.527529543355" calcext:value-type="float">
            <text:p>243.5275295434</text:p>
          </table:table-cell>
          <table:table-cell office:value-type="float" office:value="-92.7632308997397" calcext:value-type="float">
            <text:p>-92.7632308997</text:p>
          </table:table-cell>
          <table:table-cell office:value-type="float" office:value="1" calcext:value-type="float">
            <text:p>1</text:p>
          </table:table-cell>
          <table:table-cell office:value-type="float" office:value="243.527529543355" calcext:value-type="float">
            <text:p>243.5275295434</text:p>
          </table:table-cell>
          <table:table-cell office:value-type="float" office:value="-92.7632308997397" calcext:value-type="float">
            <text:p>-92.7632308997</text:p>
          </table:table-cell>
          <table:table-cell office:value-type="float" office:value="1" calcext:value-type="float">
            <text:p>1</text:p>
          </table:table-cell>
          <table:table-cell office:value-type="float" office:value="243.527529543355" calcext:value-type="float">
            <text:p>243.5275295434</text:p>
          </table:table-cell>
          <table:table-cell office:value-type="float" office:value="-92.7632308997397" calcext:value-type="float">
            <text:p>-92.76323089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90" calcext:value-type="float">
            <text:p>-90</text:p>
          </table:table-cell>
          <table:table-cell/>
          <table:table-cell office:value-type="float" office:value="-125.820842267563" calcext:value-type="float">
            <text:p>-125.8208422676</text:p>
          </table:table-cell>
          <table:table-cell office:value-type="float" office:value="-90.9032470565767" calcext:value-type="float">
            <text:p>-90.9032470566</text:p>
          </table:table-cell>
          <table:table-cell office:value-type="float" office:value="1" calcext:value-type="float">
            <text:p>1</text:p>
          </table:table-cell>
          <table:table-cell office:value-type="float" office:value="-125.820842267563" calcext:value-type="float">
            <text:p>-125.8208422676</text:p>
          </table:table-cell>
          <table:table-cell office:value-type="float" office:value="-90.9032470565767" calcext:value-type="float">
            <text:p>-90.9032470566</text:p>
          </table:table-cell>
          <table:table-cell office:value-type="float" office:value="1" calcext:value-type="float">
            <text:p>1</text:p>
          </table:table-cell>
          <table:table-cell office:value-type="float" office:value="-125.820842267563" calcext:value-type="float">
            <text:p>-125.8208422676</text:p>
          </table:table-cell>
          <table:table-cell office:value-type="float" office:value="-90.9032470565767" calcext:value-type="float">
            <text:p>-90.9032470566</text:p>
          </table:table-cell>
          <table:table-cell office:value-type="float" office:value="1" calcext:value-type="float">
            <text:p>1</text:p>
          </table:table-cell>
          <table:table-cell office:value-type="float" office:value="-125.820842267563" calcext:value-type="float">
            <text:p>-125.8208422676</text:p>
          </table:table-cell>
          <table:table-cell office:value-type="float" office:value="-90.9032470565767" calcext:value-type="float">
            <text:p>-90.9032470566</text:p>
          </table:table-cell>
          <table:table-cell office:value-type="float" office:value="1" calcext:value-type="float">
            <text:p>1</text:p>
          </table:table-cell>
          <table:table-cell office:value-type="float" office:value="-125.820842267563" calcext:value-type="float">
            <text:p>-125.8208422676</text:p>
          </table:table-cell>
          <table:table-cell office:value-type="float" office:value="-90.9032470565767" calcext:value-type="float">
            <text:p>-90.9032470566</text:p>
          </table:table-cell>
          <table:table-cell office:value-type="float" office:value="1" calcext:value-type="float">
            <text:p>1</text:p>
          </table:table-cell>
          <table:table-cell office:value-type="float" office:value="-124.062007053593" calcext:value-type="float">
            <text:p>-124.0620070536</text:p>
          </table:table-cell>
          <table:table-cell office:value-type="float" office:value="-90.9204836923018" calcext:value-type="float">
            <text:p>-90.9204836923</text:p>
          </table:table-cell>
          <table:table-cell office:value-type="float" office:value="1" calcext:value-type="float">
            <text:p>1</text:p>
          </table:table-cell>
          <table:table-cell office:value-type="float" office:value="-124.062007053593" calcext:value-type="float">
            <text:p>-124.0620070536</text:p>
          </table:table-cell>
          <table:table-cell office:value-type="float" office:value="-90.9204836923018" calcext:value-type="float">
            <text:p>-90.9204836923</text:p>
          </table:table-cell>
          <table:table-cell office:value-type="float" office:value="1" calcext:value-type="float">
            <text:p>1</text:p>
          </table:table-cell>
          <table:table-cell office:value-type="float" office:value="-125.820842267563" calcext:value-type="float">
            <text:p>-125.8208422676</text:p>
          </table:table-cell>
          <table:table-cell office:value-type="float" office:value="-90.9032470565767" calcext:value-type="float">
            <text:p>-90.9032470566</text:p>
          </table:table-cell>
          <table:table-cell office:value-type="float" office:value="1" calcext:value-type="float">
            <text:p>1</text:p>
          </table:table-cell>
          <table:table-cell office:value-type="float" office:value="-124.062007053593" calcext:value-type="float">
            <text:p>-124.0620070536</text:p>
          </table:table-cell>
          <table:table-cell office:value-type="float" office:value="-90.9204836923018" calcext:value-type="float">
            <text:p>-90.9204836923</text:p>
          </table:table-cell>
          <table:table-cell office:value-type="float" office:value="1" calcext:value-type="float">
            <text:p>1</text:p>
          </table:table-cell>
          <table:table-cell office:value-type="float" office:value="-124.062007053593" calcext:value-type="float">
            <text:p>-124.0620070536</text:p>
          </table:table-cell>
          <table:table-cell office:value-type="float" office:value="-90.9204836923018" calcext:value-type="float">
            <text:p>-90.92048369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90" calcext:value-type="float">
            <text:p>-90</text:p>
          </table:table-cell>
          <table:table-cell/>
          <table:table-cell office:value-type="float" office:value="122.181946024782" calcext:value-type="float">
            <text:p>122.1819460248</text:p>
          </table:table-cell>
          <table:table-cell office:value-type="float" office:value="-95.0933223529368" calcext:value-type="float">
            <text:p>-95.0933223529</text:p>
          </table:table-cell>
          <table:table-cell office:value-type="float" office:value="1" calcext:value-type="float">
            <text:p>1</text:p>
          </table:table-cell>
          <table:table-cell office:value-type="float" office:value="-245.414613694824" calcext:value-type="float">
            <text:p>-245.4146136948</text:p>
          </table:table-cell>
          <table:table-cell office:value-type="float" office:value="-91.4908654863831" calcext:value-type="float">
            <text:p>-91.4908654864</text:p>
          </table:table-cell>
          <table:table-cell office:value-type="float" office:value="1" calcext:value-type="float">
            <text:p>1</text:p>
          </table:table-cell>
          <table:table-cell office:value-type="float" office:value="120.423110810813" calcext:value-type="float">
            <text:p>120.4231108108</text:p>
          </table:table-cell>
          <table:table-cell office:value-type="float" office:value="-95.0760857172116" calcext:value-type="float">
            <text:p>-95.0760857172</text:p>
          </table:table-cell>
          <table:table-cell office:value-type="float" office:value="1" calcext:value-type="float">
            <text:p>1</text:p>
          </table:table-cell>
          <table:table-cell office:value-type="float" office:value="120.423110810813" calcext:value-type="float">
            <text:p>120.4231108108</text:p>
          </table:table-cell>
          <table:table-cell office:value-type="float" office:value="-95.0760857172116" calcext:value-type="float">
            <text:p>-95.0760857172</text:p>
          </table:table-cell>
          <table:table-cell office:value-type="float" office:value="1" calcext:value-type="float">
            <text:p>1</text:p>
          </table:table-cell>
          <table:table-cell office:value-type="float" office:value="122.181946024782" calcext:value-type="float">
            <text:p>122.1819460248</text:p>
          </table:table-cell>
          <table:table-cell office:value-type="float" office:value="-95.0933223529368" calcext:value-type="float">
            <text:p>-95.0933223529</text:p>
          </table:table-cell>
          <table:table-cell office:value-type="float" office:value="1" calcext:value-type="float">
            <text:p>1</text:p>
          </table:table-cell>
          <table:table-cell office:value-type="float" office:value="120.423110810813" calcext:value-type="float">
            <text:p>120.4231108108</text:p>
          </table:table-cell>
          <table:table-cell office:value-type="float" office:value="-95.0760857172116" calcext:value-type="float">
            <text:p>-95.0760857172</text:p>
          </table:table-cell>
          <table:table-cell office:value-type="float" office:value="1" calcext:value-type="float">
            <text:p>1</text:p>
          </table:table-cell>
          <table:table-cell office:value-type="float" office:value="122.181946024782" calcext:value-type="float">
            <text:p>122.1819460248</text:p>
          </table:table-cell>
          <table:table-cell office:value-type="float" office:value="-95.0933223529368" calcext:value-type="float">
            <text:p>-95.0933223529</text:p>
          </table:table-cell>
          <table:table-cell office:value-type="float" office:value="1" calcext:value-type="float">
            <text:p>1</text:p>
          </table:table-cell>
          <table:table-cell office:value-type="float" office:value="122.181946024782" calcext:value-type="float">
            <text:p>122.1819460248</text:p>
          </table:table-cell>
          <table:table-cell office:value-type="float" office:value="-95.0933223529368" calcext:value-type="float">
            <text:p>-95.0933223529</text:p>
          </table:table-cell>
          <table:table-cell office:value-type="float" office:value="1" calcext:value-type="float">
            <text:p>1</text:p>
          </table:table-cell>
          <table:table-cell office:value-type="float" office:value="120.423110810813" calcext:value-type="float">
            <text:p>120.4231108108</text:p>
          </table:table-cell>
          <table:table-cell office:value-type="float" office:value="-95.0760857172116" calcext:value-type="float">
            <text:p>-95.0760857172</text:p>
          </table:table-cell>
          <table:table-cell office:value-type="float" office:value="1" calcext:value-type="float">
            <text:p>1</text:p>
          </table:table-cell>
          <table:table-cell office:value-type="float" office:value="122.181946024782" calcext:value-type="float">
            <text:p>122.1819460248</text:p>
          </table:table-cell>
          <table:table-cell office:value-type="float" office:value="-95.0933223529368" calcext:value-type="float">
            <text:p>-95.09332235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-90" calcext:value-type="float">
            <text:p>-90</text:p>
          </table:table-cell>
          <table:table-cell/>
          <table:table-cell office:value-type="float" office:value="-245.414613694824" calcext:value-type="float">
            <text:p>-245.4146136948</text:p>
          </table:table-cell>
          <table:table-cell office:value-type="float" office:value="-91.4908654863831" calcext:value-type="float">
            <text:p>-91.4908654864</text:p>
          </table:table-cell>
          <table:table-cell office:value-type="float" office:value="1" calcext:value-type="float">
            <text:p>1</text:p>
          </table:table-cell>
          <table:table-cell office:value-type="float" office:value="122.181946024782" calcext:value-type="float">
            <text:p>122.1819460248</text:p>
          </table:table-cell>
          <table:table-cell office:value-type="float" office:value="-95.0933223529368" calcext:value-type="float">
            <text:p>-95.0933223529</text:p>
          </table:table-cell>
          <table:table-cell office:value-type="float" office:value="1" calcext:value-type="float">
            <text:p>1</text:p>
          </table:table-cell>
          <table:table-cell office:value-type="float" office:value="-245.414613694824" calcext:value-type="float">
            <text:p>-245.4146136948</text:p>
          </table:table-cell>
          <table:table-cell office:value-type="float" office:value="-91.4908654863831" calcext:value-type="float">
            <text:p>-91.4908654864</text:p>
          </table:table-cell>
          <table:table-cell office:value-type="float" office:value="1" calcext:value-type="float">
            <text:p>1</text:p>
          </table:table-cell>
          <table:table-cell office:value-type="float" office:value="-245.414613694824" calcext:value-type="float">
            <text:p>-245.4146136948</text:p>
          </table:table-cell>
          <table:table-cell office:value-type="float" office:value="-91.4908654863831" calcext:value-type="float">
            <text:p>-91.4908654864</text:p>
          </table:table-cell>
          <table:table-cell office:value-type="float" office:value="1" calcext:value-type="float">
            <text:p>1</text:p>
          </table:table-cell>
          <table:table-cell office:value-type="float" office:value="-245.414613694824" calcext:value-type="float">
            <text:p>-245.4146136948</text:p>
          </table:table-cell>
          <table:table-cell office:value-type="float" office:value="-91.4908654863831" calcext:value-type="float">
            <text:p>-91.4908654864</text:p>
          </table:table-cell>
          <table:table-cell office:value-type="float" office:value="1" calcext:value-type="float">
            <text:p>1</text:p>
          </table:table-cell>
          <table:table-cell office:value-type="float" office:value="-245.414613694824" calcext:value-type="float">
            <text:p>-245.4146136948</text:p>
          </table:table-cell>
          <table:table-cell office:value-type="float" office:value="-91.4908654863831" calcext:value-type="float">
            <text:p>-91.4908654864</text:p>
          </table:table-cell>
          <table:table-cell office:value-type="float" office:value="1" calcext:value-type="float">
            <text:p>1</text:p>
          </table:table-cell>
          <table:table-cell office:value-type="float" office:value="-245.414613694824" calcext:value-type="float">
            <text:p>-245.4146136948</text:p>
          </table:table-cell>
          <table:table-cell office:value-type="float" office:value="-91.4908654863831" calcext:value-type="float">
            <text:p>-91.4908654864</text:p>
          </table:table-cell>
          <table:table-cell office:value-type="float" office:value="1" calcext:value-type="float">
            <text:p>1</text:p>
          </table:table-cell>
          <table:table-cell office:value-type="float" office:value="-245.414613694824" calcext:value-type="float">
            <text:p>-245.4146136948</text:p>
          </table:table-cell>
          <table:table-cell office:value-type="float" office:value="-91.4908654863831" calcext:value-type="float">
            <text:p>-91.4908654864</text:p>
          </table:table-cell>
          <table:table-cell office:value-type="float" office:value="1" calcext:value-type="float">
            <text:p>1</text:p>
          </table:table-cell>
          <table:table-cell office:value-type="float" office:value="-243.655778480855" calcext:value-type="float">
            <text:p>-243.6557784809</text:p>
          </table:table-cell>
          <table:table-cell office:value-type="float" office:value="-91.5081021221083" calcext:value-type="float">
            <text:p>-91.5081021221</text:p>
          </table:table-cell>
          <table:table-cell office:value-type="float" office:value="1" calcext:value-type="float">
            <text:p>1</text:p>
          </table:table-cell>
          <table:table-cell office:value-type="float" office:value="-245.414613694824" calcext:value-type="float">
            <text:p>-245.4146136948</text:p>
          </table:table-cell>
          <table:table-cell office:value-type="float" office:value="-91.4908654863831" calcext:value-type="float">
            <text:p>-91.49086548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240" calcext:value-type="float">
            <text:p>-240</text:p>
          </table:table-cell>
          <table:table-cell/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 office:value-type="float" office:value="1" calcext:value-type="float">
            <text:p>1</text:p>
          </table:table-cell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 office:value-type="float" office:value="1" calcext:value-type="float">
            <text:p>1</text:p>
          </table:table-cell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 office:value-type="float" office:value="1" calcext:value-type="float">
            <text:p>1</text:p>
          </table:table-cell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 office:value-type="float" office:value="1" calcext:value-type="float">
            <text:p>1</text:p>
          </table:table-cell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 office:value-type="float" office:value="1" calcext:value-type="float">
            <text:p>1</text:p>
          </table:table-cell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 office:value-type="float" office:value="1" calcext:value-type="float">
            <text:p>1</text:p>
          </table:table-cell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 office:value-type="float" office:value="1" calcext:value-type="float">
            <text:p>1</text:p>
          </table:table-cell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 office:value-type="float" office:value="1" calcext:value-type="float">
            <text:p>1</text:p>
          </table:table-cell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 office:value-type="float" office:value="1" calcext:value-type="float">
            <text:p>1</text:p>
          </table:table-cell>
          <table:table-cell office:value-type="float" office:value="244.131518091959" calcext:value-type="float">
            <text:p>244.131518092</text:p>
          </table:table-cell>
          <table:table-cell office:value-type="float" office:value="-244.098261583697" calcext:value-type="float">
            <text:p>-244.09826158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240" calcext:value-type="float">
            <text:p>-240</text:p>
          </table:table-cell>
          <table:table-cell/>
          <table:table-cell office:value-type="float" office:value="119.268264145448" calcext:value-type="float">
            <text:p>119.2682641454</text:p>
          </table:table-cell>
          <table:table-cell office:value-type="float" office:value="-246.393879765444" calcext:value-type="float">
            <text:p>-246.3938797654</text:p>
          </table:table-cell>
          <table:table-cell office:value-type="float" office:value="1" calcext:value-type="float">
            <text:p>1</text:p>
          </table:table-cell>
          <table:table-cell office:value-type="float" office:value="119.268264145448" calcext:value-type="float">
            <text:p>119.2682641454</text:p>
          </table:table-cell>
          <table:table-cell office:value-type="float" office:value="-246.393879765444" calcext:value-type="float">
            <text:p>-246.3938797654</text:p>
          </table:table-cell>
          <table:table-cell office:value-type="float" office:value="1" calcext:value-type="float">
            <text:p>1</text:p>
          </table:table-cell>
          <table:table-cell office:value-type="float" office:value="119.26124102279" calcext:value-type="float">
            <text:p>119.2612410228</text:p>
          </table:table-cell>
          <table:table-cell office:value-type="float" office:value="-244.634170106328" calcext:value-type="float">
            <text:p>-244.6341701063</text:p>
          </table:table-cell>
          <table:table-cell office:value-type="float" office:value="1" calcext:value-type="float">
            <text:p>1</text:p>
          </table:table-cell>
          <table:table-cell office:value-type="float" office:value="119.268264145448" calcext:value-type="float">
            <text:p>119.2682641454</text:p>
          </table:table-cell>
          <table:table-cell office:value-type="float" office:value="-246.393879765444" calcext:value-type="float">
            <text:p>-246.3938797654</text:p>
          </table:table-cell>
          <table:table-cell office:value-type="float" office:value="1" calcext:value-type="float">
            <text:p>1</text:p>
          </table:table-cell>
          <table:table-cell office:value-type="float" office:value="119.268264145448" calcext:value-type="float">
            <text:p>119.2682641454</text:p>
          </table:table-cell>
          <table:table-cell office:value-type="float" office:value="-246.393879765444" calcext:value-type="float">
            <text:p>-246.3938797654</text:p>
          </table:table-cell>
          <table:table-cell office:value-type="float" office:value="1" calcext:value-type="float">
            <text:p>1</text:p>
          </table:table-cell>
          <table:table-cell office:value-type="float" office:value="119.26124102279" calcext:value-type="float">
            <text:p>119.2612410228</text:p>
          </table:table-cell>
          <table:table-cell office:value-type="float" office:value="-244.634170106328" calcext:value-type="float">
            <text:p>-244.6341701063</text:p>
          </table:table-cell>
          <table:table-cell office:value-type="float" office:value="1" calcext:value-type="float">
            <text:p>1</text:p>
          </table:table-cell>
          <table:table-cell office:value-type="float" office:value="119.26124102279" calcext:value-type="float">
            <text:p>119.2612410228</text:p>
          </table:table-cell>
          <table:table-cell office:value-type="float" office:value="-244.634170106328" calcext:value-type="float">
            <text:p>-244.6341701063</text:p>
          </table:table-cell>
          <table:table-cell office:value-type="float" office:value="1" calcext:value-type="float">
            <text:p>1</text:p>
          </table:table-cell>
          <table:table-cell office:value-type="float" office:value="119.26124102279" calcext:value-type="float">
            <text:p>119.2612410228</text:p>
          </table:table-cell>
          <table:table-cell office:value-type="float" office:value="-244.634170106328" calcext:value-type="float">
            <text:p>-244.6341701063</text:p>
          </table:table-cell>
          <table:table-cell office:value-type="float" office:value="1" calcext:value-type="float">
            <text:p>1</text:p>
          </table:table-cell>
          <table:table-cell office:value-type="float" office:value="119.268264145448" calcext:value-type="float">
            <text:p>119.2682641454</text:p>
          </table:table-cell>
          <table:table-cell office:value-type="float" office:value="-246.393879765444" calcext:value-type="float">
            <text:p>-246.3938797654</text:p>
          </table:table-cell>
          <table:table-cell office:value-type="float" office:value="1" calcext:value-type="float">
            <text:p>1</text:p>
          </table:table-cell>
          <table:table-cell office:value-type="float" office:value="119.26124102279" calcext:value-type="float">
            <text:p>119.2612410228</text:p>
          </table:table-cell>
          <table:table-cell office:value-type="float" office:value="-244.634170106328" calcext:value-type="float">
            <text:p>-244.6341701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240" calcext:value-type="float">
            <text:p>-240</text:p>
          </table:table-cell>
          <table:table-cell/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 office:value-type="float" office:value="1" calcext:value-type="float">
            <text:p>1</text:p>
          </table:table-cell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 office:value-type="float" office:value="1" calcext:value-type="float">
            <text:p>1</text:p>
          </table:table-cell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 office:value-type="float" office:value="1" calcext:value-type="float">
            <text:p>1</text:p>
          </table:table-cell>
          <table:table-cell office:value-type="float" office:value="-246.56243723753" calcext:value-type="float">
            <text:p>-246.5624372375</text:p>
          </table:table-cell>
          <table:table-cell office:value-type="float" office:value="-244.568369193731" calcext:value-type="float">
            <text:p>-244.5683691937</text:p>
          </table:table-cell>
          <table:table-cell office:value-type="float" office:value="1" calcext:value-type="float">
            <text:p>1</text:p>
          </table:table-cell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 office:value-type="float" office:value="1" calcext:value-type="float">
            <text:p>1</text:p>
          </table:table-cell>
          <table:table-cell office:value-type="float" office:value="-246.56243723753" calcext:value-type="float">
            <text:p>-246.5624372375</text:p>
          </table:table-cell>
          <table:table-cell office:value-type="float" office:value="-244.568369193731" calcext:value-type="float">
            <text:p>-244.5683691937</text:p>
          </table:table-cell>
          <table:table-cell office:value-type="float" office:value="1" calcext:value-type="float">
            <text:p>1</text:p>
          </table:table-cell>
          <table:table-cell office:value-type="float" office:value="-246.56243723753" calcext:value-type="float">
            <text:p>-246.5624372375</text:p>
          </table:table-cell>
          <table:table-cell office:value-type="float" office:value="-244.568369193731" calcext:value-type="float">
            <text:p>-244.5683691937</text:p>
          </table:table-cell>
          <table:table-cell office:value-type="float" office:value="1" calcext:value-type="float">
            <text:p>1</text:p>
          </table:table-cell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 office:value-type="float" office:value="1" calcext:value-type="float">
            <text:p>1</text:p>
          </table:table-cell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 office:value-type="float" office:value="1" calcext:value-type="float">
            <text:p>1</text:p>
          </table:table-cell>
          <table:table-cell office:value-type="float" office:value="-248.3212724515" calcext:value-type="float">
            <text:p>-248.3212724515</text:p>
          </table:table-cell>
          <table:table-cell office:value-type="float" office:value="-244.551132558006" calcext:value-type="float">
            <text:p>-244.5511325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-240" calcext:value-type="float">
            <text:p>-240</text:p>
          </table:table-cell>
          <table:table-cell/>
          <table:table-cell office:value-type="float" office:value="-125.202807473641" calcext:value-type="float">
            <text:p>-125.2028074736</text:p>
          </table:table-cell>
          <table:table-cell office:value-type="float" office:value="-245.757697058765" calcext:value-type="float">
            <text:p>-245.7576970588</text:p>
          </table:table-cell>
          <table:table-cell office:value-type="float" office:value="1" calcext:value-type="float">
            <text:p>1</text:p>
          </table:table-cell>
          <table:table-cell office:value-type="float" office:value="-125.195784350983" calcext:value-type="float">
            <text:p>-125.195784351</text:p>
          </table:table-cell>
          <table:table-cell office:value-type="float" office:value="-247.517406717881" calcext:value-type="float">
            <text:p>-247.5174067179</text:p>
          </table:table-cell>
          <table:table-cell office:value-type="float" office:value="1" calcext:value-type="float">
            <text:p>1</text:p>
          </table:table-cell>
          <table:table-cell office:value-type="float" office:value="-125.195784350983" calcext:value-type="float">
            <text:p>-125.195784351</text:p>
          </table:table-cell>
          <table:table-cell office:value-type="float" office:value="-247.517406717881" calcext:value-type="float">
            <text:p>-247.5174067179</text:p>
          </table:table-cell>
          <table:table-cell office:value-type="float" office:value="1" calcext:value-type="float">
            <text:p>1</text:p>
          </table:table-cell>
          <table:table-cell office:value-type="float" office:value="-125.195784350983" calcext:value-type="float">
            <text:p>-125.195784351</text:p>
          </table:table-cell>
          <table:table-cell office:value-type="float" office:value="-247.517406717881" calcext:value-type="float">
            <text:p>-247.5174067179</text:p>
          </table:table-cell>
          <table:table-cell office:value-type="float" office:value="1" calcext:value-type="float">
            <text:p>1</text:p>
          </table:table-cell>
          <table:table-cell office:value-type="float" office:value="-123.443972259672" calcext:value-type="float">
            <text:p>-123.4439722597</text:p>
          </table:table-cell>
          <table:table-cell office:value-type="float" office:value="-245.77493369449" calcext:value-type="float">
            <text:p>-245.7749336945</text:p>
          </table:table-cell>
          <table:table-cell office:value-type="float" office:value="1" calcext:value-type="float">
            <text:p>1</text:p>
          </table:table-cell>
          <table:table-cell office:value-type="float" office:value="-125.195784350983" calcext:value-type="float">
            <text:p>-125.195784351</text:p>
          </table:table-cell>
          <table:table-cell office:value-type="float" office:value="-247.517406717881" calcext:value-type="float">
            <text:p>-247.5174067179</text:p>
          </table:table-cell>
          <table:table-cell office:value-type="float" office:value="1" calcext:value-type="float">
            <text:p>1</text:p>
          </table:table-cell>
          <table:table-cell office:value-type="float" office:value="-125.195784350983" calcext:value-type="float">
            <text:p>-125.195784351</text:p>
          </table:table-cell>
          <table:table-cell office:value-type="float" office:value="-247.517406717881" calcext:value-type="float">
            <text:p>-247.5174067179</text:p>
          </table:table-cell>
          <table:table-cell office:value-type="float" office:value="1" calcext:value-type="float">
            <text:p>1</text:p>
          </table:table-cell>
          <table:table-cell office:value-type="float" office:value="-125.195784350983" calcext:value-type="float">
            <text:p>-125.195784351</text:p>
          </table:table-cell>
          <table:table-cell office:value-type="float" office:value="-247.517406717881" calcext:value-type="float">
            <text:p>-247.5174067179</text:p>
          </table:table-cell>
          <table:table-cell office:value-type="float" office:value="1" calcext:value-type="float">
            <text:p>1</text:p>
          </table:table-cell>
          <table:table-cell office:value-type="float" office:value="-125.195784350983" calcext:value-type="float">
            <text:p>-125.195784351</text:p>
          </table:table-cell>
          <table:table-cell office:value-type="float" office:value="-247.517406717881" calcext:value-type="float">
            <text:p>-247.5174067179</text:p>
          </table:table-cell>
          <table:table-cell office:value-type="float" office:value="1" calcext:value-type="float">
            <text:p>1</text:p>
          </table:table-cell>
          <table:table-cell office:value-type="float" office:value="-125.195784350983" calcext:value-type="float">
            <text:p>-125.195784351</text:p>
          </table:table-cell>
          <table:table-cell office:value-type="float" office:value="-247.517406717881" calcext:value-type="float">
            <text:p>-247.517406717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0:49:59.362856841</meta:creation-date>
    <dc:date>2018-10-10T11:36:22.052804387</dc:date>
    <meta:editing-duration>PT46M15S</meta:editing-duration>
    <meta:editing-cycles>18</meta:editing-cycles>
    <meta:generator>LibreOffice/5.1.6.2$Linux_X86_64 LibreOffice_project/10m0$Build-2</meta:generator>
    <meta:document-statistic meta:table-count="3" meta:cell-count="1392" meta:object-count="0"/>
  </office:meta>
</office:document-meta>
</file>